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" svg:font-family="NimbusRoman"/>
    <style:font-face style:name="OpenSymbol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30099" draw:opacity="80%"/>
    </style:style>
    <style:style style:name="gr2" style:family="graphic" style:parent-style-name="standard">
      <style:graphic-properties draw:stroke="none" draw:fill="solid" draw:fill-color="#ff0000" draw:opacity="80%"/>
    </style:style>
    <style:style style:name="gr3" style:family="graphic" style:parent-style-name="standard">
      <style:graphic-properties draw:stroke="none" draw:fill="solid" draw:fill-color="#008000" draw:opacity="80%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01cm" fo:min-width="0.25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08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03cm" fo:min-width="0.15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0.12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3cm" fo:min-width="0.08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730099" draw:opacity="80%"/>
    </style:style>
    <style:style style:name="P2" style:family="paragraph">
      <loext:graphic-properties draw:fill="solid" draw:fill-color="#ff0000" draw:opacity="80%"/>
    </style:style>
    <style:style style:name="P3" style:family="paragraph">
      <loext:graphic-properties draw:fill="solid" draw:fill-color="#008000" draw:opacity="8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style:paragraph-properties fo:text-align="start" style:writing-mode="lr-tb"/>
      <style:text-properties fo:font-size="22pt" style:font-size-asian="22pt" style:font-size-complex="22pt"/>
    </style:style>
    <style:style style:name="P10" style:family="paragraph">
      <loext:graphic-properties draw:fill="none"/>
      <style:text-properties fo:font-size="22pt" style:font-size-asian="22pt" style:font-size-complex="22pt"/>
    </style:style>
    <style:style style:name="P11" style:family="paragraph">
      <style:paragraph-properties fo:text-align="start" style:writing-mode="lr-tb"/>
      <style:text-properties fo:font-size="22pt" fo:font-style="italic" style:font-size-asian="22pt" style:font-style-asian="italic" style:font-size-complex="22pt" style:font-style-complex="italic"/>
    </style:style>
    <style:style style:name="P12" style:family="paragraph">
      <loext:graphic-properties draw:fill="none"/>
      <style:paragraph-properties fo:text-align="start" style:writing-mode="lr-tb"/>
      <style:text-properties fo:font-size="22pt" fo:font-style="italic" style:font-size-asian="22pt" style:font-style-asian="italic" style:font-size-complex="22pt" style:font-style-complex="italic"/>
    </style:style>
    <style:style style:name="P13" style:family="paragraph">
      <style:paragraph-properties fo:text-align="start" style:writing-mode="lr-tb"/>
      <style:text-properties fo:font-size="15pt" fo:font-style="italic" style:font-size-asian="7pt" style:font-size-complex="7pt"/>
    </style:style>
    <style:style style:name="P14" style:family="paragraph">
      <loext:graphic-properties draw:fill="none"/>
      <style:paragraph-properties fo:text-align="start" style:writing-mode="lr-tb"/>
      <style:text-properties fo:font-size="15pt" fo:font-style="italic" style:font-size-asian="7pt" style:font-size-complex="7pt"/>
    </style:style>
    <style:style style:name="P15" style:family="paragraph">
      <style:paragraph-properties fo:text-align="start" style:writing-mode="lr-tb"/>
      <style:text-properties fo:font-size="11pt" style:font-size-asian="11pt" style:font-size-complex="11pt"/>
    </style:style>
    <style:style style:name="P16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7" style:family="paragraph">
      <style:paragraph-properties fo:text-align="start" style:writing-mode="lr-tb"/>
      <style:text-properties fo:font-size="10.5pt" fo:font-style="italic" style:font-size-asian="10.5pt" style:font-style-asian="italic" style:font-size-complex="10.5pt" style:font-style-complex="italic"/>
    </style:style>
    <style:style style:name="P18" style:family="paragraph">
      <loext:graphic-properties draw:fill="none"/>
      <style:paragraph-properties fo:text-align="start" style:writing-mode="lr-tb"/>
      <style:text-properties fo:font-size="10.5pt" fo:font-style="italic" style:font-size-asian="10.5pt" style:font-style-asian="italic" style:font-size-complex="10.5pt" style:font-style-complex="italic"/>
    </style:style>
    <style:style style:name="P19" style:family="paragraph">
      <style:paragraph-properties fo:text-align="start" style:writing-mode="lr-tb"/>
      <style:text-properties fo:font-size="11pt" style:font-size-asian="13pt" style:font-size-complex="13pt"/>
    </style:style>
    <style:style style:name="P20" style:family="paragraph">
      <loext:graphic-properties draw:fill="none"/>
      <style:paragraph-properties fo:text-align="start" style:writing-mode="lr-tb"/>
      <style:text-properties fo:font-size="11pt" style:font-size-asian="13pt" style:font-size-complex="13pt"/>
    </style:style>
    <style:style style:name="P21" style:family="paragraph">
      <style:paragraph-properties fo:text-align="start" style:writing-mode="lr-tb"/>
      <style:text-properties fo:font-size="23pt" style:font-size-asian="23pt" style:font-size-complex="23pt"/>
    </style:style>
    <style:style style:name="P22" style:family="paragraph">
      <loext:graphic-properties draw:fill="none"/>
      <style:paragraph-properties fo:text-align="start" style:writing-mode="lr-tb"/>
      <style:text-properties fo:font-size="23pt" style:font-size-asian="23pt" style:font-size-complex="23pt"/>
    </style:style>
    <style:style style:name="T1" style:family="text">
      <style:text-properties fo:color="#000000" style:font-name="TimesNewRoman1" fo:font-size="16pt" style:font-size-asian="16pt" style:font-name-complex="TimesNewRoman1" style:font-size-complex="16pt"/>
    </style:style>
    <style:style style:name="T2" style:family="text">
      <style:text-properties fo:color="#000000" style:font-name="TimesNewRoman1" fo:font-size="18pt" style:font-size-asian="18pt" style:font-name-complex="TimesNewRoman1" style:font-size-complex="18pt"/>
    </style:style>
    <style:style style:name="T3" style:family="text">
      <style:text-properties fo:color="#000000" style:font-name="TimesNewRoman1" fo:font-size="22pt" style:font-size-asian="22pt" style:font-name-complex="TimesNewRoman1" style:font-size-complex="22pt"/>
    </style:style>
    <style:style style:name="T4" style:family="text">
      <style:text-properties fo:color="#000000" style:font-name="NimbusRoman" fo:font-size="22pt" fo:font-style="italic" style:font-size-asian="22pt" style:font-style-asian="italic" style:font-name-complex="NimbusRoman" style:font-size-complex="22pt" style:font-style-complex="italic"/>
    </style:style>
    <style:style style:name="T5" style:family="text">
      <style:text-properties fo:color="#000000" style:font-name="NimbusRoman" style:font-size-asian="7pt" style:font-name-complex="NimbusRoman" style:font-size-complex="7pt"/>
    </style:style>
    <style:style style:name="T6" style:family="text">
      <style:text-properties fo:color="#000000" style:font-name="OpenSymbol" fo:font-size="11pt" style:font-size-asian="11pt" style:font-name-complex="OpenSymbol" style:font-size-complex="11pt"/>
    </style:style>
    <style:style style:name="T7" style:family="text">
      <style:text-properties fo:color="#000000" style:font-name="NimbusRoman" fo:font-size="10.5pt" fo:font-style="italic" style:font-size-asian="10.5pt" style:font-style-asian="italic" style:font-name-complex="NimbusRoman" style:font-size-complex="10.5pt" style:font-style-complex="italic"/>
    </style:style>
    <style:style style:name="T8" style:family="text">
      <style:text-properties fo:color="#000000" style:font-name="OpenSymbol" style:font-size-asian="13pt" style:font-name-complex="OpenSymbol" style:font-size-complex="13pt"/>
    </style:style>
    <style:style style:name="T9" style:family="text">
      <style:text-properties fo:color="#000000" style:font-name="OpenSymbol" fo:font-size="23pt" style:font-size-asian="23pt" style:font-name-complex="OpenSymbol" style:font-size-complex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157cm" svg:height="0.822cm" svg:x="3.803cm" svg:y="10.484cm" svg:viewBox="0 0 158 823" draw:points="0,823 158,823 158,0 0,0">
          <text:p/>
        </draw:polygon>
        <draw:polygon draw:style-name="gr1" draw:text-style-name="P1" draw:layer="layout" svg:width="0.157cm" svg:height="0.837cm" svg:x="4.364cm" svg:y="10.469cm" svg:viewBox="0 0 158 838" draw:points="0,838 158,838 158,0 0,0">
          <text:p/>
        </draw:polygon>
        <draw:polygon draw:style-name="gr1" draw:text-style-name="P1" draw:layer="layout" svg:width="0.157cm" svg:height="0.913cm" svg:x="4.924cm" svg:y="10.393cm" svg:viewBox="0 0 158 914" draw:points="0,914 158,914 158,0 0,0">
          <text:p/>
        </draw:polygon>
        <draw:polygon draw:style-name="gr1" draw:text-style-name="P1" draw:layer="layout" svg:width="0.157cm" svg:height="1cm" svg:x="5.485cm" svg:y="10.306cm" svg:viewBox="0 0 158 1001" draw:points="0,1001 158,1001 158,0 0,0">
          <text:p/>
        </draw:polygon>
        <draw:polygon draw:style-name="gr1" draw:text-style-name="P1" draw:layer="layout" svg:width="0.157cm" svg:height="1.096cm" svg:x="6.046cm" svg:y="10.21cm" svg:viewBox="0 0 158 1097" draw:points="0,1097 158,1097 158,0 0,0">
          <text:p/>
        </draw:polygon>
        <draw:polygon draw:style-name="gr1" draw:text-style-name="P1" draw:layer="layout" svg:width="0.157cm" svg:height="1.163cm" svg:x="6.606cm" svg:y="10.143cm" svg:viewBox="0 0 158 1164" draw:points="0,1164 158,1164 158,0 0,0">
          <text:p/>
        </draw:polygon>
        <draw:polygon draw:style-name="gr1" draw:text-style-name="P1" draw:layer="layout" svg:width="0.157cm" svg:height="1.324cm" svg:x="7.167cm" svg:y="9.982cm" svg:viewBox="0 0 158 1325" draw:points="0,1325 158,1325 158,0 0,0">
          <text:p/>
        </draw:polygon>
        <draw:polygon draw:style-name="gr1" draw:text-style-name="P1" draw:layer="layout" svg:width="0.156cm" svg:height="1.579cm" svg:x="7.728cm" svg:y="9.727cm" svg:viewBox="0 0 157 1580" draw:points="0,1580 157,1580 157,0 0,0">
          <text:p/>
        </draw:polygon>
        <draw:polygon draw:style-name="gr1" draw:text-style-name="P1" draw:layer="layout" svg:width="0.157cm" svg:height="2cm" svg:x="8.288cm" svg:y="9.306cm" svg:viewBox="0 0 158 2001" draw:points="0,2001 158,2001 158,0 0,0">
          <text:p/>
        </draw:polygon>
        <draw:polygon draw:style-name="gr1" draw:text-style-name="P1" draw:layer="layout" svg:width="0.157cm" svg:height="2.455cm" svg:x="8.849cm" svg:y="8.851cm" svg:viewBox="0 0 158 2456" draw:points="0,2456 158,2456 158,0 0,0">
          <text:p/>
        </draw:polygon>
        <draw:polygon draw:style-name="gr1" draw:text-style-name="P1" draw:layer="layout" svg:width="0.157cm" svg:height="2.925cm" svg:x="9.409cm" svg:y="8.381cm" svg:viewBox="0 0 158 2926" draw:points="0,2926 158,2926 158,0 0,0">
          <text:p/>
        </draw:polygon>
        <draw:polygon draw:style-name="gr1" draw:text-style-name="P1" draw:layer="layout" svg:width="0.157cm" svg:height="3.2cm" svg:x="9.97cm" svg:y="8.106cm" svg:viewBox="0 0 158 3201" draw:points="0,3201 158,3201 158,0 0,0">
          <text:p/>
        </draw:polygon>
        <draw:polygon draw:style-name="gr1" draw:text-style-name="P1" draw:layer="layout" svg:width="0.157cm" svg:height="3.51cm" svg:x="10.531cm" svg:y="7.796cm" svg:viewBox="0 0 158 3511" draw:points="0,3511 158,3511 158,0 0,0">
          <text:p/>
        </draw:polygon>
        <draw:polygon draw:style-name="gr1" draw:text-style-name="P1" draw:layer="layout" svg:width="0.157cm" svg:height="3.983cm" svg:x="11.091cm" svg:y="7.323cm" svg:viewBox="0 0 158 3984" draw:points="0,3984 158,3984 158,0 0,0">
          <text:p/>
        </draw:polygon>
        <draw:polygon draw:style-name="gr1" draw:text-style-name="P1" draw:layer="layout" svg:width="0.157cm" svg:height="4.635cm" svg:x="11.652cm" svg:y="6.671cm" svg:viewBox="0 0 158 4636" draw:points="0,4636 158,4636 158,0 0,0">
          <text:p/>
        </draw:polygon>
        <draw:polygon draw:style-name="gr1" draw:text-style-name="P1" draw:layer="layout" svg:width="0.157cm" svg:height="5.192cm" svg:x="12.213cm" svg:y="6.114cm" svg:viewBox="0 0 158 5193" draw:points="0,5193 158,5193 158,0 0,0">
          <text:p/>
        </draw:polygon>
        <draw:polygon draw:style-name="gr1" draw:text-style-name="P1" draw:layer="layout" svg:width="0.157cm" svg:height="5.561cm" svg:x="12.773cm" svg:y="5.745cm" svg:viewBox="0 0 158 5562" draw:points="0,5562 158,5562 158,0 0,0">
          <text:p/>
        </draw:polygon>
        <draw:polygon draw:style-name="gr1" draw:text-style-name="P1" draw:layer="layout" svg:width="0.157cm" svg:height="5.911cm" svg:x="13.334cm" svg:y="5.395cm" svg:viewBox="0 0 158 5912" draw:points="0,5912 158,5912 158,0 0,0">
          <text:p/>
        </draw:polygon>
        <draw:polygon draw:style-name="gr1" draw:text-style-name="P1" draw:layer="layout" svg:width="0.157cm" svg:height="5.977cm" svg:x="13.894cm" svg:y="5.329cm" svg:viewBox="0 0 158 5978" draw:points="0,5978 158,5978 158,0 0,0">
          <text:p/>
        </draw:polygon>
        <draw:polygon draw:style-name="gr1" draw:text-style-name="P1" draw:layer="layout" svg:width="0.157cm" svg:height="6.28cm" svg:x="14.455cm" svg:y="5.026cm" svg:viewBox="0 0 158 6281" draw:points="0,6281 158,6281 158,0 0,0">
          <text:p/>
        </draw:polygon>
        <draw:polygon draw:style-name="gr1" draw:text-style-name="P1" draw:layer="layout" svg:width="0.157cm" svg:height="6.43cm" svg:x="15.016cm" svg:y="4.876cm" svg:viewBox="0 0 158 6431" draw:points="0,6431 158,6431 158,0 0,0">
          <text:p/>
        </draw:polygon>
        <draw:polygon draw:style-name="gr1" draw:text-style-name="P1" draw:layer="layout" svg:width="0.157cm" svg:height="6.632cm" svg:x="15.576cm" svg:y="4.674cm" svg:viewBox="0 0 158 6633" draw:points="0,6633 158,6633 158,0 0,0">
          <text:p/>
        </draw:polygon>
        <draw:polygon draw:style-name="gr1" draw:text-style-name="P1" draw:layer="layout" svg:width="0.157cm" svg:height="6.662cm" svg:x="16.137cm" svg:y="4.644cm" svg:viewBox="0 0 158 6663" draw:points="0,6663 158,6663 158,0 0,0">
          <text:p/>
        </draw:polygon>
        <draw:polygon draw:style-name="gr1" draw:text-style-name="P1" draw:layer="layout" svg:width="0.157cm" svg:height="6.757cm" svg:x="16.698cm" svg:y="4.549cm" svg:viewBox="0 0 158 6758" draw:points="0,6758 158,6758 158,0 0,0">
          <text:p/>
        </draw:polygon>
        <draw:polygon draw:style-name="gr1" draw:text-style-name="P1" draw:layer="layout" svg:width="0.157cm" svg:height="6.774cm" svg:x="17.258cm" svg:y="4.532cm" svg:viewBox="0 0 158 6775" draw:points="0,6775 158,6775 158,0 0,0">
          <text:p/>
        </draw:polygon>
        <draw:polygon draw:style-name="gr1" draw:text-style-name="P1" draw:layer="layout" svg:width="0.157cm" svg:height="6.865cm" svg:x="17.819cm" svg:y="4.441cm" svg:viewBox="0 0 158 6866" draw:points="0,6866 158,6866 158,0 0,0">
          <text:p/>
        </draw:polygon>
        <draw:polygon draw:style-name="gr1" draw:text-style-name="P1" draw:layer="layout" svg:width="0.157cm" svg:height="6.915cm" svg:x="18.38cm" svg:y="4.391cm" svg:viewBox="0 0 158 6916" draw:points="0,6916 158,6916 158,0 0,0">
          <text:p/>
        </draw:polygon>
        <draw:polygon draw:style-name="gr1" draw:text-style-name="P1" draw:layer="layout" svg:width="0.157cm" svg:height="6.898cm" svg:x="18.94cm" svg:y="4.408cm" svg:viewBox="0 0 158 6899" draw:points="0,6899 158,6899 158,0 0,0">
          <text:p/>
        </draw:polygon>
        <draw:polygon draw:style-name="gr1" draw:text-style-name="P1" draw:layer="layout" svg:width="0.157cm" svg:height="7.081cm" svg:x="19.501cm" svg:y="4.225cm" svg:viewBox="0 0 158 7082" draw:points="0,7082 158,7082 158,0 0,0">
          <text:p/>
        </draw:polygon>
        <draw:polygon draw:style-name="gr1" draw:text-style-name="P1" draw:layer="layout" svg:width="0.157cm" svg:height="7.189cm" svg:x="20.061cm" svg:y="4.117cm" svg:viewBox="0 0 158 7190" draw:points="0,7190 158,7190 158,0 0,0">
          <text:p/>
        </draw:polygon>
        <draw:polygon draw:style-name="gr1" draw:text-style-name="P1" draw:layer="layout" svg:width="0.157cm" svg:height="7.124cm" svg:x="20.622cm" svg:y="4.182cm" svg:viewBox="0 0 158 7125" draw:points="0,7125 158,7125 158,0 0,0">
          <text:p/>
        </draw:polygon>
        <draw:polygon draw:style-name="gr1" draw:text-style-name="P1" draw:layer="layout" svg:width="0.157cm" svg:height="7.119cm" svg:x="21.183cm" svg:y="4.187cm" svg:viewBox="0 0 158 7120" draw:points="0,7120 158,7120 158,0 0,0">
          <text:p/>
        </draw:polygon>
        <draw:polygon draw:style-name="gr1" draw:text-style-name="P1" draw:layer="layout" svg:width="0.157cm" svg:height="7.322cm" svg:x="21.743cm" svg:y="3.984cm" svg:viewBox="0 0 158 7323" draw:points="0,7323 158,7323 158,0 0,0">
          <text:p/>
        </draw:polygon>
        <draw:polygon draw:style-name="gr1" draw:text-style-name="P1" draw:layer="layout" svg:width="0.157cm" svg:height="7.335cm" svg:x="22.304cm" svg:y="3.971cm" svg:viewBox="0 0 158 7336" draw:points="0,7336 158,7336 158,0 0,0">
          <text:p/>
        </draw:polygon>
        <draw:polygon draw:style-name="gr1" draw:text-style-name="P1" draw:layer="layout" svg:width="0.157cm" svg:height="7.384cm" svg:x="22.865cm" svg:y="3.922cm" svg:viewBox="0 0 158 7385" draw:points="0,7385 158,7385 158,0 0,0">
          <text:p/>
        </draw:polygon>
        <draw:polygon draw:style-name="gr1" draw:text-style-name="P1" draw:layer="layout" svg:width="0.157cm" svg:height="7.362cm" svg:x="23.425cm" svg:y="3.944cm" svg:viewBox="0 0 158 7363" draw:points="0,7363 158,7363 158,0 0,0">
          <text:p/>
        </draw:polygon>
        <draw:polygon draw:style-name="gr1" draw:text-style-name="P1" draw:layer="layout" svg:width="0.157cm" svg:height="7.435cm" svg:x="23.986cm" svg:y="3.871cm" svg:viewBox="0 0 158 7436" draw:points="0,7436 158,7436 158,0 0,0">
          <text:p/>
        </draw:polygon>
        <draw:polygon draw:style-name="gr1" draw:text-style-name="P1" draw:layer="layout" svg:width="0.157cm" svg:height="7.289cm" svg:x="24.547cm" svg:y="4.017cm" svg:viewBox="0 0 158 7290" draw:points="0,7290 158,7290 158,0 0,0">
          <text:p/>
        </draw:polygon>
        <draw:polygon draw:style-name="gr1" draw:text-style-name="P1" draw:layer="layout" svg:width="0.157cm" svg:height="7.32cm" svg:x="25.107cm" svg:y="3.986cm" svg:viewBox="0 0 158 7321" draw:points="0,7321 158,7321 158,0 0,0">
          <text:p/>
        </draw:polygon>
        <draw:polygon draw:style-name="gr1" draw:text-style-name="P1" draw:layer="layout" svg:width="0.157cm" svg:height="7.21cm" svg:x="25.668cm" svg:y="4.096cm" svg:viewBox="0 0 158 7211" draw:points="0,7211 158,7211 158,0 0,0">
          <text:p/>
        </draw:polygon>
        <draw:polygon draw:style-name="gr1" draw:text-style-name="P1" draw:layer="layout" svg:width="0.157cm" svg:height="7.411cm" svg:x="26.228cm" svg:y="3.895cm" svg:viewBox="0 0 158 7412" draw:points="0,7412 158,7412 158,0 0,0">
          <text:p/>
        </draw:polygon>
        <draw:polygon draw:style-name="gr1" draw:text-style-name="P1" draw:layer="layout" svg:width="0.157cm" svg:height="7.481cm" svg:x="26.789cm" svg:y="3.825cm" svg:viewBox="0 0 158 7482" draw:points="0,7482 158,7482 158,0 0,0">
          <text:p/>
        </draw:polygon>
        <draw:polygon draw:style-name="gr1" draw:text-style-name="P1" draw:layer="layout" svg:width="0.157cm" svg:height="7.297cm" svg:x="27.35cm" svg:y="4.009cm" svg:viewBox="0 0 158 7298" draw:points="0,7298 158,7298 158,0 0,0">
          <text:p/>
        </draw:polygon>
        <draw:polygon draw:style-name="gr1" draw:text-style-name="P1" draw:layer="layout" svg:width="0.157cm" svg:height="5.069cm" svg:x="27.91cm" svg:y="6.237cm" svg:viewBox="0 0 158 5070" draw:points="0,5070 158,5070 158,0 0,0">
          <text:p/>
        </draw:polygon>
        <draw:polygon draw:style-name="gr1" draw:text-style-name="P1" draw:layer="layout" svg:width="0.157cm" svg:height="3.912cm" svg:x="28.471cm" svg:y="7.394cm" svg:viewBox="0 0 158 3913" draw:points="0,3913 158,3913 158,0 0,0">
          <text:p/>
        </draw:polygon>
        <draw:polygon draw:style-name="gr1" draw:text-style-name="P1" draw:layer="layout" svg:width="0.157cm" svg:height="2.224cm" svg:x="29.032cm" svg:y="9.082cm" svg:viewBox="0 0 158 2225" draw:points="0,2225 158,2225 158,0 0,0">
          <text:p/>
        </draw:polygon>
        <draw:polygon draw:style-name="gr1" draw:text-style-name="P1" draw:layer="layout" svg:width="0.157cm" svg:height="1.658cm" svg:x="29.592cm" svg:y="9.648cm" svg:viewBox="0 0 158 1659" draw:points="0,1659 158,1659 158,0 0,0">
          <text:p/>
        </draw:polygon>
        <draw:polygon draw:style-name="gr1" draw:text-style-name="P1" draw:layer="layout" svg:width="0.156cm" svg:height="0cm" svg:x="30.153cm" svg:y="11.306cm" svg:viewBox="0 0 157 0" draw:points="0,0 157,0">
          <text:p/>
        </draw:polygon>
        <draw:polygon draw:style-name="gr1" draw:text-style-name="P1" draw:layer="layout" svg:width="0.157cm" svg:height="0.019cm" svg:x="30.714cm" svg:y="11.306cm" svg:viewBox="0 0 158 20" draw:points="0,0 158,0 158,20 0,20">
          <text:p/>
        </draw:polygon>
        <draw:polygon draw:style-name="gr1" draw:text-style-name="P1" draw:layer="layout" svg:width="0.157cm" svg:height="0.025cm" svg:x="31.274cm" svg:y="11.306cm" svg:viewBox="0 0 158 26" draw:points="0,0 158,0 158,26 0,26">
          <text:p/>
        </draw:polygon>
        <draw:polygon draw:style-name="gr1" draw:text-style-name="P1" draw:layer="layout" svg:width="0.157cm" svg:height="0.004cm" svg:x="31.835cm" svg:y="11.306cm" svg:viewBox="0 0 158 5" draw:points="0,0 158,0 158,5 0,5">
          <text:p/>
        </draw:polygon>
        <draw:polygon draw:style-name="gr1" draw:text-style-name="P1" draw:layer="layout" svg:width="0.157cm" svg:height="0.004cm" svg:x="32.395cm" svg:y="11.306cm" svg:viewBox="0 0 158 5" draw:points="0,0 158,0 158,5 0,5">
          <text:p/>
        </draw:polygon>
        <draw:polygon draw:style-name="gr1" draw:text-style-name="P1" draw:layer="layout" svg:width="0.157cm" svg:height="0.004cm" svg:x="32.956cm" svg:y="11.306cm" svg:viewBox="0 0 158 5" draw:points="0,0 158,0 158,5 0,5">
          <text:p/>
        </draw:polygon>
        <draw:polygon draw:style-name="gr1" draw:text-style-name="P1" draw:layer="layout" svg:width="0.157cm" svg:height="0.012cm" svg:x="33.517cm" svg:y="11.306cm" svg:viewBox="0 0 158 13" draw:points="0,0 158,0 158,13 0,13">
          <text:p/>
        </draw:polygon>
        <draw:polygon draw:style-name="gr1" draw:text-style-name="P1" draw:layer="layout" svg:width="0.157cm" svg:height="0.008cm" svg:x="34.077cm" svg:y="11.306cm" svg:viewBox="0 0 158 9" draw:points="0,0 158,0 158,9 0,9">
          <text:p/>
        </draw:polygon>
        <draw:polygon draw:style-name="gr1" draw:text-style-name="P1" draw:layer="layout" svg:width="0.157cm" svg:height="0.008cm" svg:x="34.638cm" svg:y="11.306cm" svg:viewBox="0 0 158 9" draw:points="0,0 158,0 158,9 0,9">
          <text:p/>
        </draw:polygon>
        <draw:polygon draw:style-name="gr1" draw:text-style-name="P1" draw:layer="layout" svg:width="0.157cm" svg:height="0.008cm" svg:x="35.199cm" svg:y="11.306cm" svg:viewBox="0 0 158 9" draw:points="0,0 158,0 158,9 0,9">
          <text:p/>
        </draw:polygon>
        <draw:polygon draw:style-name="gr1" draw:text-style-name="P1" draw:layer="layout" svg:width="0.157cm" svg:height="0.009cm" svg:x="35.759cm" svg:y="11.306cm" svg:viewBox="0 0 158 10" draw:points="0,0 158,0 158,10 0,10">
          <text:p/>
        </draw:polygon>
        <draw:polygon draw:style-name="gr1" draw:text-style-name="P1" draw:layer="layout" svg:width="0.157cm" svg:height="0.008cm" svg:x="36.32cm" svg:y="11.306cm" svg:viewBox="0 0 158 9" draw:points="0,0 158,0 158,9 0,9">
          <text:p/>
        </draw:polygon>
        <draw:polygon draw:style-name="gr1" draw:text-style-name="P1" draw:layer="layout" svg:width="0.156cm" svg:height="0.005cm" svg:x="36.881cm" svg:y="11.306cm" svg:viewBox="0 0 157 6" draw:points="0,0 157,0 157,6 0,6">
          <text:p/>
        </draw:polygon>
        <draw:polygon draw:style-name="gr1" draw:text-style-name="P1" draw:layer="layout" svg:width="0.157cm" svg:height="0.01cm" svg:x="37.441cm" svg:y="11.306cm" svg:viewBox="0 0 158 11" draw:points="0,0 158,0 158,11 0,11">
          <text:p/>
        </draw:polygon>
        <draw:polygon draw:style-name="gr1" draw:text-style-name="P1" draw:layer="layout" svg:width="0.157cm" svg:height="0.008cm" svg:x="38.002cm" svg:y="11.306cm" svg:viewBox="0 0 158 9" draw:points="0,0 158,0 158,9 0,9">
          <text:p/>
        </draw:polygon>
        <draw:polygon draw:style-name="gr1" draw:text-style-name="P1" draw:layer="layout" svg:width="0.157cm" svg:height="0.001cm" svg:x="38.562cm" svg:y="11.305cm" svg:viewBox="0 0 158 2" draw:points="0,2 158,2 158,0 0,0">
          <text:p/>
        </draw:polygon>
        <draw:polygon draw:style-name="gr1" draw:text-style-name="P1" draw:layer="layout" svg:width="0.156cm" svg:height="0cm" svg:x="39.123cm" svg:y="11.306cm" svg:viewBox="0 0 157 0" draw:points="0,0 157,0">
          <text:p/>
        </draw:polygon>
        <draw:polygon draw:style-name="gr2" draw:text-style-name="P2" draw:layer="layout" svg:width="0.157cm" svg:height="0.61cm" svg:x="3.96cm" svg:y="10.696cm" svg:viewBox="0 0 158 611" draw:points="0,611 158,611 158,0 0,0">
          <text:p/>
        </draw:polygon>
        <draw:polygon draw:style-name="gr2" draw:text-style-name="P2" draw:layer="layout" svg:width="0.157cm" svg:height="0.633cm" svg:x="4.521cm" svg:y="10.673cm" svg:viewBox="0 0 158 634" draw:points="0,634 158,634 158,0 0,0">
          <text:p/>
        </draw:polygon>
        <draw:polygon draw:style-name="gr2" draw:text-style-name="P2" draw:layer="layout" svg:width="0.157cm" svg:height="0.655cm" svg:x="5.081cm" svg:y="10.651cm" svg:viewBox="0 0 158 656" draw:points="0,656 158,656 158,0 0,0">
          <text:p/>
        </draw:polygon>
        <draw:polygon draw:style-name="gr2" draw:text-style-name="P2" draw:layer="layout" svg:width="0.157cm" svg:height="0.686cm" svg:x="5.642cm" svg:y="10.62cm" svg:viewBox="0 0 158 687" draw:points="0,687 158,687 158,0 0,0">
          <text:p/>
        </draw:polygon>
        <draw:polygon draw:style-name="gr2" draw:text-style-name="P2" draw:layer="layout" svg:width="0.157cm" svg:height="0.699cm" svg:x="6.203cm" svg:y="10.607cm" svg:viewBox="0 0 158 700" draw:points="0,700 158,700 158,0 0,0">
          <text:p/>
        </draw:polygon>
        <draw:polygon draw:style-name="gr2" draw:text-style-name="P2" draw:layer="layout" svg:width="0.157cm" svg:height="0.691cm" svg:x="6.763cm" svg:y="10.615cm" svg:viewBox="0 0 158 692" draw:points="0,692 158,692 158,0 0,0">
          <text:p/>
        </draw:polygon>
        <draw:polygon draw:style-name="gr2" draw:text-style-name="P2" draw:layer="layout" svg:width="0.157cm" svg:height="0.771cm" svg:x="7.324cm" svg:y="10.535cm" svg:viewBox="0 0 158 772" draw:points="0,772 158,772 158,0 0,0">
          <text:p/>
        </draw:polygon>
        <draw:polygon draw:style-name="gr2" draw:text-style-name="P2" draw:layer="layout" svg:width="0.157cm" svg:height="0.806cm" svg:x="7.884cm" svg:y="10.5cm" svg:viewBox="0 0 158 807" draw:points="0,807 158,807 158,0 0,0">
          <text:p/>
        </draw:polygon>
        <draw:polygon draw:style-name="gr2" draw:text-style-name="P2" draw:layer="layout" svg:width="0.157cm" svg:height="0.9cm" svg:x="8.445cm" svg:y="10.406cm" svg:viewBox="0 0 158 901" draw:points="0,901 158,901 158,0 0,0">
          <text:p/>
        </draw:polygon>
        <draw:polygon draw:style-name="gr2" draw:text-style-name="P2" draw:layer="layout" svg:width="0.157cm" svg:height="1.024cm" svg:x="9.006cm" svg:y="10.282cm" svg:viewBox="0 0 158 1025" draw:points="0,1025 158,1025 158,0 0,0">
          <text:p/>
        </draw:polygon>
        <draw:polygon draw:style-name="gr2" draw:text-style-name="P2" draw:layer="layout" svg:width="0.157cm" svg:height="1.327cm" svg:x="9.566cm" svg:y="9.979cm" svg:viewBox="0 0 158 1328" draw:points="0,1328 158,1328 158,0 0,0">
          <text:p/>
        </draw:polygon>
        <draw:polygon draw:style-name="gr2" draw:text-style-name="P2" draw:layer="layout" svg:width="0.157cm" svg:height="1.38cm" svg:x="10.127cm" svg:y="9.926cm" svg:viewBox="0 0 158 1381" draw:points="0,1381 158,1381 158,0 0,0">
          <text:p/>
        </draw:polygon>
        <draw:polygon draw:style-name="gr2" draw:text-style-name="P2" draw:layer="layout" svg:width="0.157cm" svg:height="1.441cm" svg:x="10.688cm" svg:y="9.865cm" svg:viewBox="0 0 158 1442" draw:points="0,1442 158,1442 158,0 0,0">
          <text:p/>
        </draw:polygon>
        <draw:polygon draw:style-name="gr2" draw:text-style-name="P2" draw:layer="layout" svg:width="0.157cm" svg:height="1.53cm" svg:x="11.248cm" svg:y="9.776cm" svg:viewBox="0 0 158 1531" draw:points="0,1531 158,1531 158,0 0,0">
          <text:p/>
        </draw:polygon>
        <draw:polygon draw:style-name="gr2" draw:text-style-name="P2" draw:layer="layout" svg:width="0.157cm" svg:height="1.691cm" svg:x="11.809cm" svg:y="9.615cm" svg:viewBox="0 0 158 1692" draw:points="0,1692 158,1692 158,0 0,0">
          <text:p/>
        </draw:polygon>
        <draw:polygon draw:style-name="gr2" draw:text-style-name="P2" draw:layer="layout" svg:width="0.157cm" svg:height="2.072cm" svg:x="12.37cm" svg:y="9.234cm" svg:viewBox="0 0 158 2073" draw:points="0,2073 158,2073 158,0 0,0">
          <text:p/>
        </draw:polygon>
        <draw:polygon draw:style-name="gr2" draw:text-style-name="P2" draw:layer="layout" svg:width="0.157cm" svg:height="2.424cm" svg:x="12.93cm" svg:y="8.882cm" svg:viewBox="0 0 158 2425" draw:points="0,2425 158,2425 158,0 0,0">
          <text:p/>
        </draw:polygon>
        <draw:polygon draw:style-name="gr2" draw:text-style-name="P2" draw:layer="layout" svg:width="0.157cm" svg:height="2.636cm" svg:x="13.491cm" svg:y="8.67cm" svg:viewBox="0 0 158 2637" draw:points="0,2637 158,2637 158,0 0,0">
          <text:p/>
        </draw:polygon>
        <draw:polygon draw:style-name="gr2" draw:text-style-name="P2" draw:layer="layout" svg:width="0.157cm" svg:height="3.203cm" svg:x="14.051cm" svg:y="8.103cm" svg:viewBox="0 0 158 3204" draw:points="0,3204 158,3204 158,0 0,0">
          <text:p/>
        </draw:polygon>
        <draw:polygon draw:style-name="gr2" draw:text-style-name="P2" draw:layer="layout" svg:width="0.157cm" svg:height="3.549cm" svg:x="14.612cm" svg:y="7.757cm" svg:viewBox="0 0 158 3550" draw:points="0,3550 158,3550 158,0 0,0">
          <text:p/>
        </draw:polygon>
        <draw:polygon draw:style-name="gr2" draw:text-style-name="P2" draw:layer="layout" svg:width="0.157cm" svg:height="3.91cm" svg:x="15.173cm" svg:y="7.396cm" svg:viewBox="0 0 158 3911" draw:points="0,3911 158,3911 158,0 0,0">
          <text:p/>
        </draw:polygon>
        <draw:polygon draw:style-name="gr2" draw:text-style-name="P2" draw:layer="layout" svg:width="0.157cm" svg:height="4.261cm" svg:x="15.733cm" svg:y="7.045cm" svg:viewBox="0 0 158 4262" draw:points="0,4262 158,4262 158,0 0,0">
          <text:p/>
        </draw:polygon>
        <draw:polygon draw:style-name="gr2" draw:text-style-name="P2" draw:layer="layout" svg:width="0.157cm" svg:height="4.482cm" svg:x="16.294cm" svg:y="6.824cm" svg:viewBox="0 0 158 4483" draw:points="0,4483 158,4483 158,0 0,0">
          <text:p/>
        </draw:polygon>
        <draw:polygon draw:style-name="gr2" draw:text-style-name="P2" draw:layer="layout" svg:width="0.157cm" svg:height="4.68cm" svg:x="16.855cm" svg:y="6.626cm" svg:viewBox="0 0 158 4681" draw:points="0,4681 158,4681 158,0 0,0">
          <text:p/>
        </draw:polygon>
        <draw:polygon draw:style-name="gr2" draw:text-style-name="P2" draw:layer="layout" svg:width="0.157cm" svg:height="4.968cm" svg:x="17.415cm" svg:y="6.338cm" svg:viewBox="0 0 158 4969" draw:points="0,4969 158,4969 158,0 0,0">
          <text:p/>
        </draw:polygon>
        <draw:polygon draw:style-name="gr2" draw:text-style-name="P2" draw:layer="layout" svg:width="0.157cm" svg:height="5.799cm" svg:x="17.976cm" svg:y="5.507cm" svg:viewBox="0 0 158 5800" draw:points="0,5800 158,5800 158,0 0,0">
          <text:p/>
        </draw:polygon>
        <draw:polygon draw:style-name="gr2" draw:text-style-name="P2" draw:layer="layout" svg:width="0.157cm" svg:height="6.004cm" svg:x="18.537cm" svg:y="5.302cm" svg:viewBox="0 0 158 6005" draw:points="0,6005 158,6005 158,0 0,0">
          <text:p/>
        </draw:polygon>
        <draw:polygon draw:style-name="gr2" draw:text-style-name="P2" draw:layer="layout" svg:width="0.157cm" svg:height="5.997cm" svg:x="19.097cm" svg:y="5.309cm" svg:viewBox="0 0 158 5998" draw:points="0,5998 158,5998 158,0 0,0">
          <text:p/>
        </draw:polygon>
        <draw:polygon draw:style-name="gr2" draw:text-style-name="P2" draw:layer="layout" svg:width="0.157cm" svg:height="6.131cm" svg:x="19.658cm" svg:y="5.175cm" svg:viewBox="0 0 158 6132" draw:points="0,6132 158,6132 158,0 0,0">
          <text:p/>
        </draw:polygon>
        <draw:polygon draw:style-name="gr2" draw:text-style-name="P2" draw:layer="layout" svg:width="0.157cm" svg:height="6.161cm" svg:x="20.218cm" svg:y="5.145cm" svg:viewBox="0 0 158 6162" draw:points="0,6162 158,6162 158,0 0,0">
          <text:p/>
        </draw:polygon>
        <draw:polygon draw:style-name="gr2" draw:text-style-name="P2" draw:layer="layout" svg:width="0.157cm" svg:height="6.094cm" svg:x="20.779cm" svg:y="5.212cm" svg:viewBox="0 0 158 6095" draw:points="0,6095 158,6095 158,0 0,0">
          <text:p/>
        </draw:polygon>
        <draw:polygon draw:style-name="gr2" draw:text-style-name="P2" draw:layer="layout" svg:width="0.157cm" svg:height="6.161cm" svg:x="21.34cm" svg:y="5.145cm" svg:viewBox="0 0 158 6162" draw:points="0,6162 158,6162 158,0 0,0">
          <text:p/>
        </draw:polygon>
        <draw:polygon draw:style-name="gr2" draw:text-style-name="P2" draw:layer="layout" svg:width="0.157cm" svg:height="6.381cm" svg:x="21.9cm" svg:y="4.925cm" svg:viewBox="0 0 158 6382" draw:points="0,6382 158,6382 158,0 0,0">
          <text:p/>
        </draw:polygon>
        <draw:polygon draw:style-name="gr2" draw:text-style-name="P2" draw:layer="layout" svg:width="0.157cm" svg:height="6.415cm" svg:x="22.461cm" svg:y="4.891cm" svg:viewBox="0 0 158 6416" draw:points="0,6416 158,6416 158,0 0,0">
          <text:p/>
        </draw:polygon>
        <draw:polygon draw:style-name="gr2" draw:text-style-name="P2" draw:layer="layout" svg:width="0.157cm" svg:height="6.58cm" svg:x="23.022cm" svg:y="4.726cm" svg:viewBox="0 0 158 6581" draw:points="0,6581 158,6581 158,0 0,0">
          <text:p/>
        </draw:polygon>
        <draw:polygon draw:style-name="gr2" draw:text-style-name="P2" draw:layer="layout" svg:width="0.157cm" svg:height="6.543cm" svg:x="23.582cm" svg:y="4.763cm" svg:viewBox="0 0 158 6544" draw:points="0,6544 158,6544 158,0 0,0">
          <text:p/>
        </draw:polygon>
        <draw:polygon draw:style-name="gr2" draw:text-style-name="P2" draw:layer="layout" svg:width="0.157cm" svg:height="6.716cm" svg:x="24.143cm" svg:y="4.59cm" svg:viewBox="0 0 158 6717" draw:points="0,6717 158,6717 158,0 0,0">
          <text:p/>
        </draw:polygon>
        <draw:polygon draw:style-name="gr2" draw:text-style-name="P2" draw:layer="layout" svg:width="0.157cm" svg:height="6.69cm" svg:x="24.704cm" svg:y="4.616cm" svg:viewBox="0 0 158 6691" draw:points="0,6691 158,6691 158,0 0,0">
          <text:p/>
        </draw:polygon>
        <draw:polygon draw:style-name="gr2" draw:text-style-name="P2" draw:layer="layout" svg:width="0.157cm" svg:height="6.64cm" svg:x="25.264cm" svg:y="4.666cm" svg:viewBox="0 0 158 6641" draw:points="0,6641 158,6641 158,0 0,0">
          <text:p/>
        </draw:polygon>
        <draw:polygon draw:style-name="gr2" draw:text-style-name="P2" draw:layer="layout" svg:width="0.157cm" svg:height="6.565cm" svg:x="25.825cm" svg:y="4.741cm" svg:viewBox="0 0 158 6566" draw:points="0,6566 158,6566 158,0 0,0">
          <text:p/>
        </draw:polygon>
        <draw:polygon draw:style-name="gr2" draw:text-style-name="P2" draw:layer="layout" svg:width="0.157cm" svg:height="6.837cm" svg:x="26.385cm" svg:y="4.469cm" svg:viewBox="0 0 158 6838" draw:points="0,6838 158,6838 158,0 0,0">
          <text:p/>
        </draw:polygon>
        <draw:polygon draw:style-name="gr2" draw:text-style-name="P2" draw:layer="layout" svg:width="0.157cm" svg:height="6.82cm" svg:x="26.946cm" svg:y="4.486cm" svg:viewBox="0 0 158 6821" draw:points="0,6821 158,6821 158,0 0,0">
          <text:p/>
        </draw:polygon>
        <draw:polygon draw:style-name="gr2" draw:text-style-name="P2" draw:layer="layout" svg:width="0.157cm" svg:height="6.872cm" svg:x="27.507cm" svg:y="4.434cm" svg:viewBox="0 0 158 6873" draw:points="0,6873 158,6873 158,0 0,0">
          <text:p/>
        </draw:polygon>
        <draw:polygon draw:style-name="gr2" draw:text-style-name="P2" draw:layer="layout" svg:width="0.157cm" svg:height="4.555cm" svg:x="28.067cm" svg:y="6.751cm" svg:viewBox="0 0 158 4556" draw:points="0,4556 158,4556 158,0 0,0">
          <text:p/>
        </draw:polygon>
        <draw:polygon draw:style-name="gr2" draw:text-style-name="P2" draw:layer="layout" svg:width="0.157cm" svg:height="3.384cm" svg:x="28.628cm" svg:y="7.922cm" svg:viewBox="0 0 158 3385" draw:points="0,3385 158,3385 158,0 0,0">
          <text:p/>
        </draw:polygon>
        <draw:polygon draw:style-name="gr2" draw:text-style-name="P2" draw:layer="layout" svg:width="0.157cm" svg:height="1.954cm" svg:x="29.189cm" svg:y="9.352cm" svg:viewBox="0 0 158 1955" draw:points="0,1955 158,1955 158,0 0,0">
          <text:p/>
        </draw:polygon>
        <draw:polygon draw:style-name="gr2" draw:text-style-name="P2" draw:layer="layout" svg:width="0.157cm" svg:height="1.57cm" svg:x="29.749cm" svg:y="9.736cm" svg:viewBox="0 0 158 1571" draw:points="0,1571 158,1571 158,0 0,0">
          <text:p/>
        </draw:polygon>
        <draw:polygon draw:style-name="gr2" draw:text-style-name="P2" draw:layer="layout" svg:width="0.157cm" svg:height="0.004cm" svg:x="30.31cm" svg:y="11.306cm" svg:viewBox="0 0 158 5" draw:points="0,0 158,0 158,5 0,5">
          <text:p/>
        </draw:polygon>
        <draw:polygon draw:style-name="gr2" draw:text-style-name="P2" draw:layer="layout" svg:width="0.156cm" svg:height="0.018cm" svg:x="30.871cm" svg:y="11.306cm" svg:viewBox="0 0 157 19" draw:points="0,0 157,0 157,19 0,19">
          <text:p/>
        </draw:polygon>
        <draw:polygon draw:style-name="gr2" draw:text-style-name="P2" draw:layer="layout" svg:width="0.157cm" svg:height="0.026cm" svg:x="31.431cm" svg:y="11.306cm" svg:viewBox="0 0 158 27" draw:points="0,0 158,0 158,27 0,27">
          <text:p/>
        </draw:polygon>
        <draw:polygon draw:style-name="gr2" draw:text-style-name="P2" draw:layer="layout" svg:width="0.157cm" svg:height="0.003cm" svg:x="31.992cm" svg:y="11.306cm" svg:viewBox="0 0 158 4" draw:points="0,0 158,0 158,4 0,4">
          <text:p/>
        </draw:polygon>
        <draw:polygon draw:style-name="gr2" draw:text-style-name="P2" draw:layer="layout" svg:width="0.157cm" svg:height="0.004cm" svg:x="32.552cm" svg:y="11.306cm" svg:viewBox="0 0 158 5" draw:points="0,0 158,0 158,5 0,5">
          <text:p/>
        </draw:polygon>
        <draw:polygon draw:style-name="gr2" draw:text-style-name="P2" draw:layer="layout" svg:width="0.157cm" svg:height="0.004cm" svg:x="33.113cm" svg:y="11.306cm" svg:viewBox="0 0 158 5" draw:points="0,0 158,0 158,5 0,5">
          <text:p/>
        </draw:polygon>
        <draw:polygon draw:style-name="gr2" draw:text-style-name="P2" draw:layer="layout" svg:width="0.157cm" svg:height="0.013cm" svg:x="33.674cm" svg:y="11.306cm" svg:viewBox="0 0 158 14" draw:points="0,0 158,0 158,14 0,14">
          <text:p/>
        </draw:polygon>
        <draw:polygon draw:style-name="gr2" draw:text-style-name="P2" draw:layer="layout" svg:width="0.157cm" svg:height="0.006cm" svg:x="34.234cm" svg:y="11.306cm" svg:viewBox="0 0 158 7" draw:points="0,0 158,0 158,7 0,7">
          <text:p/>
        </draw:polygon>
        <draw:polygon draw:style-name="gr2" draw:text-style-name="P2" draw:layer="layout" svg:width="0.157cm" svg:height="0.006cm" svg:x="34.795cm" svg:y="11.306cm" svg:viewBox="0 0 158 7" draw:points="0,0 158,0 158,7 0,7">
          <text:p/>
        </draw:polygon>
        <draw:polygon draw:style-name="gr2" draw:text-style-name="P2" draw:layer="layout" svg:width="0.157cm" svg:height="0.008cm" svg:x="35.356cm" svg:y="11.306cm" svg:viewBox="0 0 158 9" draw:points="0,0 158,0 158,9 0,9">
          <text:p/>
        </draw:polygon>
        <draw:polygon draw:style-name="gr2" draw:text-style-name="P2" draw:layer="layout" svg:width="0.157cm" svg:height="0.009cm" svg:x="35.916cm" svg:y="11.306cm" svg:viewBox="0 0 158 10" draw:points="0,0 158,0 158,10 0,10">
          <text:p/>
        </draw:polygon>
        <draw:polygon draw:style-name="gr2" draw:text-style-name="P2" draw:layer="layout" svg:width="0.157cm" svg:height="0.009cm" svg:x="36.477cm" svg:y="11.306cm" svg:viewBox="0 0 158 10" draw:points="0,0 158,0 158,10 0,10">
          <text:p/>
        </draw:polygon>
        <draw:polygon draw:style-name="gr2" draw:text-style-name="P2" draw:layer="layout" svg:width="0.157cm" svg:height="0.006cm" svg:x="37.037cm" svg:y="11.306cm" svg:viewBox="0 0 158 7" draw:points="0,0 158,0 158,7 0,7">
          <text:p/>
        </draw:polygon>
        <draw:polygon draw:style-name="gr2" draw:text-style-name="P2" draw:layer="layout" svg:width="0.157cm" svg:height="0.011cm" svg:x="37.598cm" svg:y="11.306cm" svg:viewBox="0 0 158 12" draw:points="0,0 158,0 158,12 0,12">
          <text:p/>
        </draw:polygon>
        <draw:polygon draw:style-name="gr2" draw:text-style-name="P2" draw:layer="layout" svg:width="0.157cm" svg:height="0.008cm" svg:x="38.159cm" svg:y="11.306cm" svg:viewBox="0 0 158 9" draw:points="0,0 158,0 158,9 0,9">
          <text:p/>
        </draw:polygon>
        <draw:polygon draw:style-name="gr2" draw:text-style-name="P2" draw:layer="layout" svg:width="0.157cm" svg:height="0.001cm" svg:x="38.719cm" svg:y="11.305cm" svg:viewBox="0 0 158 2" draw:points="0,2 158,2 158,0 0,0">
          <text:p/>
        </draw:polygon>
        <draw:polygon draw:style-name="gr2" draw:text-style-name="P2" draw:layer="layout" svg:width="0.156cm" svg:height="0cm" svg:x="39.28cm" svg:y="11.306cm" svg:viewBox="0 0 157 0" draw:points="0,0 157,0">
          <text:p/>
        </draw:polygon>
        <draw:polygon draw:style-name="gr3" draw:text-style-name="P3" draw:layer="layout" svg:width="0.157cm" svg:height="0.1cm" svg:x="4.117cm" svg:y="11.206cm" svg:viewBox="0 0 158 101" draw:points="0,101 158,101 158,0 0,0">
          <text:p/>
        </draw:polygon>
        <draw:polygon draw:style-name="gr3" draw:text-style-name="P3" draw:layer="layout" svg:width="0.157cm" svg:height="0.121cm" svg:x="4.678cm" svg:y="11.185cm" svg:viewBox="0 0 158 122" draw:points="0,122 158,122 158,0 0,0">
          <text:p/>
        </draw:polygon>
        <draw:polygon draw:style-name="gr3" draw:text-style-name="P3" draw:layer="layout" svg:width="0.157cm" svg:height="0.132cm" svg:x="5.238cm" svg:y="11.174cm" svg:viewBox="0 0 158 133" draw:points="0,133 158,133 158,0 0,0">
          <text:p/>
        </draw:polygon>
        <draw:polygon draw:style-name="gr3" draw:text-style-name="P3" draw:layer="layout" svg:width="0.157cm" svg:height="0.187cm" svg:x="5.799cm" svg:y="11.119cm" svg:viewBox="0 0 158 188" draw:points="0,188 158,188 158,0 0,0">
          <text:p/>
        </draw:polygon>
        <draw:polygon draw:style-name="gr3" draw:text-style-name="P3" draw:layer="layout" svg:width="0.157cm" svg:height="0.164cm" svg:x="6.36cm" svg:y="11.142cm" svg:viewBox="0 0 158 165" draw:points="0,165 158,165 158,0 0,0">
          <text:p/>
        </draw:polygon>
        <draw:polygon draw:style-name="gr3" draw:text-style-name="P3" draw:layer="layout" svg:width="0.157cm" svg:height="0.177cm" svg:x="6.92cm" svg:y="11.129cm" svg:viewBox="0 0 158 178" draw:points="0,178 158,178 158,0 0,0">
          <text:p/>
        </draw:polygon>
        <draw:polygon draw:style-name="gr3" draw:text-style-name="P3" draw:layer="layout" svg:width="0.157cm" svg:height="0.156cm" svg:x="7.481cm" svg:y="11.15cm" svg:viewBox="0 0 158 157" draw:points="0,157 158,157 158,0 0,0">
          <text:p/>
        </draw:polygon>
        <draw:polygon draw:style-name="gr3" draw:text-style-name="P3" draw:layer="layout" svg:width="0.157cm" svg:height="0.2cm" svg:x="8.041cm" svg:y="11.106cm" svg:viewBox="0 0 158 201" draw:points="0,201 158,201 158,0 0,0">
          <text:p/>
        </draw:polygon>
        <draw:polygon draw:style-name="gr3" draw:text-style-name="P3" draw:layer="layout" svg:width="0.157cm" svg:height="0.237cm" svg:x="8.602cm" svg:y="11.069cm" svg:viewBox="0 0 158 238" draw:points="0,238 158,238 158,0 0,0">
          <text:p/>
        </draw:polygon>
        <draw:polygon draw:style-name="gr3" draw:text-style-name="P3" draw:layer="layout" svg:width="0.157cm" svg:height="0.232cm" svg:x="9.163cm" svg:y="11.074cm" svg:viewBox="0 0 158 233" draw:points="0,233 158,233 158,0 0,0">
          <text:p/>
        </draw:polygon>
        <draw:polygon draw:style-name="gr3" draw:text-style-name="P3" draw:layer="layout" svg:width="0.157cm" svg:height="0.368cm" svg:x="9.723cm" svg:y="10.938cm" svg:viewBox="0 0 158 369" draw:points="0,369 158,369 158,0 0,0">
          <text:p/>
        </draw:polygon>
        <draw:polygon draw:style-name="gr3" draw:text-style-name="P3" draw:layer="layout" svg:width="0.157cm" svg:height="0.381cm" svg:x="10.284cm" svg:y="10.925cm" svg:viewBox="0 0 158 382" draw:points="0,382 158,382 158,0 0,0">
          <text:p/>
        </draw:polygon>
        <draw:polygon draw:style-name="gr3" draw:text-style-name="P3" draw:layer="layout" svg:width="0.157cm" svg:height="0.421cm" svg:x="10.845cm" svg:y="10.885cm" svg:viewBox="0 0 158 422" draw:points="0,422 158,422 158,0 0,0">
          <text:p/>
        </draw:polygon>
        <draw:polygon draw:style-name="gr3" draw:text-style-name="P3" draw:layer="layout" svg:width="0.157cm" svg:height="0.444cm" svg:x="11.405cm" svg:y="10.862cm" svg:viewBox="0 0 158 445" draw:points="0,445 158,445 158,0 0,0">
          <text:p/>
        </draw:polygon>
        <draw:polygon draw:style-name="gr3" draw:text-style-name="P3" draw:layer="layout" svg:width="0.157cm" svg:height="0.491cm" svg:x="11.966cm" svg:y="10.815cm" svg:viewBox="0 0 158 492" draw:points="0,492 158,492 158,0 0,0">
          <text:p/>
        </draw:polygon>
        <draw:polygon draw:style-name="gr3" draw:text-style-name="P3" draw:layer="layout" svg:width="0.157cm" svg:height="0.612cm" svg:x="12.527cm" svg:y="10.694cm" svg:viewBox="0 0 158 613" draw:points="0,613 158,613 158,0 0,0">
          <text:p/>
        </draw:polygon>
        <draw:polygon draw:style-name="gr3" draw:text-style-name="P3" draw:layer="layout" svg:width="0.157cm" svg:height="0.726cm" svg:x="13.087cm" svg:y="10.58cm" svg:viewBox="0 0 158 727" draw:points="0,727 158,727 158,0 0,0">
          <text:p/>
        </draw:polygon>
        <draw:polygon draw:style-name="gr3" draw:text-style-name="P3" draw:layer="layout" svg:width="0.157cm" svg:height="0.816cm" svg:x="13.648cm" svg:y="10.49cm" svg:viewBox="0 0 158 817" draw:points="0,817 158,817 158,0 0,0">
          <text:p/>
        </draw:polygon>
        <draw:polygon draw:style-name="gr3" draw:text-style-name="P3" draw:layer="layout" svg:width="0.157cm" svg:height="0.922cm" svg:x="14.208cm" svg:y="10.384cm" svg:viewBox="0 0 158 923" draw:points="0,923 158,923 158,0 0,0">
          <text:p/>
        </draw:polygon>
        <draw:polygon draw:style-name="gr3" draw:text-style-name="P3" draw:layer="layout" svg:width="0.157cm" svg:height="1.504cm" svg:x="14.769cm" svg:y="9.802cm" svg:viewBox="0 0 158 1505" draw:points="0,1505 158,1505 158,0 0,0">
          <text:p/>
        </draw:polygon>
        <draw:polygon draw:style-name="gr3" draw:text-style-name="P3" draw:layer="layout" svg:width="0.157cm" svg:height="2.689cm" svg:x="15.33cm" svg:y="8.617cm" svg:viewBox="0 0 158 2690" draw:points="0,2690 158,2690 158,0 0,0">
          <text:p/>
        </draw:polygon>
        <draw:polygon draw:style-name="gr3" draw:text-style-name="P3" draw:layer="layout" svg:width="0.157cm" svg:height="3.416cm" svg:x="15.89cm" svg:y="7.89cm" svg:viewBox="0 0 158 3417" draw:points="0,3417 158,3417 158,0 0,0">
          <text:p/>
        </draw:polygon>
        <draw:polygon draw:style-name="gr3" draw:text-style-name="P3" draw:layer="layout" svg:width="0.157cm" svg:height="3.756cm" svg:x="16.451cm" svg:y="7.55cm" svg:viewBox="0 0 158 3757" draw:points="0,3757 158,3757 158,0 0,0">
          <text:p/>
        </draw:polygon>
        <draw:polygon draw:style-name="gr3" draw:text-style-name="P3" draw:layer="layout" svg:width="0.157cm" svg:height="3.932cm" svg:x="17.012cm" svg:y="7.374cm" svg:viewBox="0 0 158 3933" draw:points="0,3933 158,3933 158,0 0,0">
          <text:p/>
        </draw:polygon>
        <draw:polygon draw:style-name="gr3" draw:text-style-name="P3" draw:layer="layout" svg:width="0.157cm" svg:height="4.043cm" svg:x="17.572cm" svg:y="7.263cm" svg:viewBox="0 0 158 4044" draw:points="0,4044 158,4044 158,0 0,0">
          <text:p/>
        </draw:polygon>
        <draw:polygon draw:style-name="gr3" draw:text-style-name="P3" draw:layer="layout" svg:width="0.157cm" svg:height="4.425cm" svg:x="18.133cm" svg:y="6.881cm" svg:viewBox="0 0 158 4426" draw:points="0,4426 158,4426 158,0 0,0">
          <text:p/>
        </draw:polygon>
        <draw:polygon draw:style-name="gr3" draw:text-style-name="P3" draw:layer="layout" svg:width="0.157cm" svg:height="4.899cm" svg:x="18.694cm" svg:y="6.407cm" svg:viewBox="0 0 158 4900" draw:points="0,4900 158,4900 158,0 0,0">
          <text:p/>
        </draw:polygon>
        <draw:polygon draw:style-name="gr3" draw:text-style-name="P3" draw:layer="layout" svg:width="0.157cm" svg:height="5.724cm" svg:x="19.254cm" svg:y="5.582cm" svg:viewBox="0 0 158 5725" draw:points="0,5725 158,5725 158,0 0,0">
          <text:p/>
        </draw:polygon>
        <draw:polygon draw:style-name="gr3" draw:text-style-name="P3" draw:layer="layout" svg:width="0.157cm" svg:height="5.828cm" svg:x="19.815cm" svg:y="5.478cm" svg:viewBox="0 0 158 5829" draw:points="0,5829 158,5829 158,0 0,0">
          <text:p/>
        </draw:polygon>
        <draw:polygon draw:style-name="gr3" draw:text-style-name="P3" draw:layer="layout" svg:width="0.157cm" svg:height="6.005cm" svg:x="20.375cm" svg:y="5.301cm" svg:viewBox="0 0 158 6006" draw:points="0,6006 158,6006 158,0 0,0">
          <text:p/>
        </draw:polygon>
        <draw:polygon draw:style-name="gr3" draw:text-style-name="P3" draw:layer="layout" svg:width="0.157cm" svg:height="6.178cm" svg:x="20.936cm" svg:y="5.128cm" svg:viewBox="0 0 158 6179" draw:points="0,6179 158,6179 158,0 0,0">
          <text:p/>
        </draw:polygon>
        <draw:polygon draw:style-name="gr3" draw:text-style-name="P3" draw:layer="layout" svg:width="0.157cm" svg:height="6.2cm" svg:x="21.497cm" svg:y="5.106cm" svg:viewBox="0 0 158 6201" draw:points="0,6201 158,6201 158,0 0,0">
          <text:p/>
        </draw:polygon>
        <draw:polygon draw:style-name="gr3" draw:text-style-name="P3" draw:layer="layout" svg:width="0.157cm" svg:height="6.568cm" svg:x="22.057cm" svg:y="4.738cm" svg:viewBox="0 0 158 6569" draw:points="0,6569 158,6569 158,0 0,0">
          <text:p/>
        </draw:polygon>
        <draw:polygon draw:style-name="gr3" draw:text-style-name="P3" draw:layer="layout" svg:width="0.157cm" svg:height="6.651cm" svg:x="22.618cm" svg:y="4.655cm" svg:viewBox="0 0 158 6652" draw:points="0,6652 158,6652 158,0 0,0">
          <text:p/>
        </draw:polygon>
        <draw:polygon draw:style-name="gr3" draw:text-style-name="P3" draw:layer="layout" svg:width="0.157cm" svg:height="6.796cm" svg:x="23.179cm" svg:y="4.51cm" svg:viewBox="0 0 158 6797" draw:points="0,6797 158,6797 158,0 0,0">
          <text:p/>
        </draw:polygon>
        <draw:polygon draw:style-name="gr3" draw:text-style-name="P3" draw:layer="layout" svg:width="0.157cm" svg:height="6.708cm" svg:x="23.739cm" svg:y="4.598cm" svg:viewBox="0 0 158 6709" draw:points="0,6709 158,6709 158,0 0,0">
          <text:p/>
        </draw:polygon>
        <draw:polygon draw:style-name="gr3" draw:text-style-name="P3" draw:layer="layout" svg:width="0.157cm" svg:height="6.8cm" svg:x="24.3cm" svg:y="4.506cm" svg:viewBox="0 0 158 6801" draw:points="0,6801 158,6801 158,0 0,0">
          <text:p/>
        </draw:polygon>
        <draw:polygon draw:style-name="gr3" draw:text-style-name="P3" draw:layer="layout" svg:width="0.156cm" svg:height="6.661cm" svg:x="24.861cm" svg:y="4.645cm" svg:viewBox="0 0 157 6662" draw:points="0,6662 157,6662 157,0 0,0">
          <text:p/>
        </draw:polygon>
        <draw:polygon draw:style-name="gr3" draw:text-style-name="P3" draw:layer="layout" svg:width="0.157cm" svg:height="6.676cm" svg:x="25.421cm" svg:y="4.63cm" svg:viewBox="0 0 158 6677" draw:points="0,6677 158,6677 158,0 0,0">
          <text:p/>
        </draw:polygon>
        <draw:polygon draw:style-name="gr3" draw:text-style-name="P3" draw:layer="layout" svg:width="0.157cm" svg:height="6.631cm" svg:x="25.982cm" svg:y="4.675cm" svg:viewBox="0 0 158 6632" draw:points="0,6632 158,6632 158,0 0,0">
          <text:p/>
        </draw:polygon>
        <draw:polygon draw:style-name="gr3" draw:text-style-name="P3" draw:layer="layout" svg:width="0.157cm" svg:height="6.938cm" svg:x="26.542cm" svg:y="4.368cm" svg:viewBox="0 0 158 6939" draw:points="0,6939 158,6939 158,0 0,0">
          <text:p/>
        </draw:polygon>
        <draw:polygon draw:style-name="gr3" draw:text-style-name="P3" draw:layer="layout" svg:width="0.157cm" svg:height="6.99cm" svg:x="27.103cm" svg:y="4.316cm" svg:viewBox="0 0 158 6991" draw:points="0,6991 158,6991 158,0 0,0">
          <text:p/>
        </draw:polygon>
        <draw:polygon draw:style-name="gr3" draw:text-style-name="P3" draw:layer="layout" svg:width="0.157cm" svg:height="6.991cm" svg:x="27.664cm" svg:y="4.315cm" svg:viewBox="0 0 158 6992" draw:points="0,6992 158,6992 158,0 0,0">
          <text:p/>
        </draw:polygon>
        <draw:polygon draw:style-name="gr3" draw:text-style-name="P3" draw:layer="layout" svg:width="0.157cm" svg:height="4.762cm" svg:x="28.224cm" svg:y="6.544cm" svg:viewBox="0 0 158 4763" draw:points="0,4763 158,4763 158,0 0,0">
          <text:p/>
        </draw:polygon>
        <draw:polygon draw:style-name="gr3" draw:text-style-name="P3" draw:layer="layout" svg:width="0.157cm" svg:height="3.728cm" svg:x="28.785cm" svg:y="7.578cm" svg:viewBox="0 0 158 3729" draw:points="0,3729 158,3729 158,0 0,0">
          <text:p/>
        </draw:polygon>
        <draw:polygon draw:style-name="gr3" draw:text-style-name="P3" draw:layer="layout" svg:width="0.157cm" svg:height="2.072cm" svg:x="29.346cm" svg:y="9.234cm" svg:viewBox="0 0 158 2073" draw:points="0,2073 158,2073 158,0 0,0">
          <text:p/>
        </draw:polygon>
        <draw:polygon draw:style-name="gr3" draw:text-style-name="P3" draw:layer="layout" svg:width="0.157cm" svg:height="1.656cm" svg:x="29.906cm" svg:y="9.65cm" svg:viewBox="0 0 158 1657" draw:points="0,1657 158,1657 158,0 0,0">
          <text:p/>
        </draw:polygon>
        <draw:polygon draw:style-name="gr3" draw:text-style-name="P3" draw:layer="layout" svg:width="0.157cm" svg:height="0.015cm" svg:x="30.467cm" svg:y="11.291cm" svg:viewBox="0 0 158 16" draw:points="0,16 158,16 158,0 0,0">
          <text:p/>
        </draw:polygon>
        <draw:polygon draw:style-name="gr3" draw:text-style-name="P3" draw:layer="layout" svg:width="0.157cm" svg:height="0.008cm" svg:x="31.027cm" svg:y="11.306cm" svg:viewBox="0 0 158 9" draw:points="0,0 158,0 158,9 0,9">
          <text:p/>
        </draw:polygon>
        <draw:polygon draw:style-name="gr3" draw:text-style-name="P3" draw:layer="layout" svg:width="0.157cm" svg:height="0.017cm" svg:x="31.588cm" svg:y="11.306cm" svg:viewBox="0 0 158 18" draw:points="0,0 158,0 158,18 0,18">
          <text:p/>
        </draw:polygon>
        <draw:polygon draw:style-name="gr3" draw:text-style-name="P3" draw:layer="layout" svg:width="0.157cm" svg:height="0.003cm" svg:x="32.149cm" svg:y="11.303cm" svg:viewBox="0 0 158 4" draw:points="0,4 158,4 158,0 0,0">
          <text:p/>
        </draw:polygon>
        <draw:polygon draw:style-name="gr3" draw:text-style-name="P3" draw:layer="layout" svg:width="0.157cm" svg:height="0.001cm" svg:x="32.709cm" svg:y="11.306cm" svg:viewBox="0 0 158 2" draw:points="0,0 158,0 158,2 0,2">
          <text:p/>
        </draw:polygon>
        <draw:polygon draw:style-name="gr3" draw:text-style-name="P3" draw:layer="layout" svg:width="0.157cm" svg:height="0.003cm" svg:x="33.27cm" svg:y="11.306cm" svg:viewBox="0 0 158 4" draw:points="0,0 158,0 158,4 0,4">
          <text:p/>
        </draw:polygon>
        <draw:polygon draw:style-name="gr3" draw:text-style-name="P3" draw:layer="layout" svg:width="0.157cm" svg:height="0.011cm" svg:x="33.831cm" svg:y="11.306cm" svg:viewBox="0 0 158 12" draw:points="0,0 158,0 158,12 0,12">
          <text:p/>
        </draw:polygon>
        <draw:polygon draw:style-name="gr3" draw:text-style-name="P3" draw:layer="layout" svg:width="0.157cm" svg:height="0.007cm" svg:x="34.391cm" svg:y="11.306cm" svg:viewBox="0 0 158 8" draw:points="0,0 158,0 158,8 0,8">
          <text:p/>
        </draw:polygon>
        <draw:polygon draw:style-name="gr3" draw:text-style-name="P3" draw:layer="layout" svg:width="0.157cm" svg:height="0.008cm" svg:x="34.952cm" svg:y="11.306cm" svg:viewBox="0 0 158 9" draw:points="0,0 158,0 158,9 0,9">
          <text:p/>
        </draw:polygon>
        <draw:polygon draw:style-name="gr3" draw:text-style-name="P3" draw:layer="layout" svg:width="0.157cm" svg:height="0.009cm" svg:x="35.513cm" svg:y="11.306cm" svg:viewBox="0 0 158 10" draw:points="0,0 158,0 158,10 0,10">
          <text:p/>
        </draw:polygon>
        <draw:polygon draw:style-name="gr3" draw:text-style-name="P3" draw:layer="layout" svg:width="0.157cm" svg:height="0.008cm" svg:x="36.073cm" svg:y="11.306cm" svg:viewBox="0 0 158 9" draw:points="0,0 158,0 158,9 0,9">
          <text:p/>
        </draw:polygon>
        <draw:polygon draw:style-name="gr3" draw:text-style-name="P3" draw:layer="layout" svg:width="0.157cm" svg:height="0.009cm" svg:x="36.634cm" svg:y="11.306cm" svg:viewBox="0 0 158 10" draw:points="0,0 158,0 158,10 0,10">
          <text:p/>
        </draw:polygon>
        <draw:polygon draw:style-name="gr3" draw:text-style-name="P3" draw:layer="layout" svg:width="0.157cm" svg:height="0.006cm" svg:x="37.194cm" svg:y="11.306cm" svg:viewBox="0 0 158 7" draw:points="0,0 158,0 158,7 0,7">
          <text:p/>
        </draw:polygon>
        <draw:polygon draw:style-name="gr3" draw:text-style-name="P3" draw:layer="layout" svg:width="0.157cm" svg:height="0.01cm" svg:x="37.755cm" svg:y="11.306cm" svg:viewBox="0 0 158 11" draw:points="0,0 158,0 158,11 0,11">
          <text:p/>
        </draw:polygon>
        <draw:polygon draw:style-name="gr3" draw:text-style-name="P3" draw:layer="layout" svg:width="0.157cm" svg:height="0.008cm" svg:x="38.316cm" svg:y="11.306cm" svg:viewBox="0 0 158 9" draw:points="0,0 158,0 158,9 0,9">
          <text:p/>
        </draw:polygon>
        <draw:polygon draw:style-name="gr3" draw:text-style-name="P3" draw:layer="layout" svg:width="0.157cm" svg:height="0.001cm" svg:x="38.876cm" svg:y="11.305cm" svg:viewBox="0 0 158 2" draw:points="0,2 158,2 158,0 0,0">
          <text:p/>
        </draw:polygon>
        <draw:polygon draw:style-name="gr3" draw:text-style-name="P3" draw:layer="layout" svg:width="0.156cm" svg:height="0cm" svg:x="39.437cm" svg:y="11.306cm" svg:viewBox="0 0 157 0" draw:points="0,0 157,0">
          <text:p/>
        </draw:polygon>
        <draw:polygon draw:style-name="gr4" draw:text-style-name="P4" draw:layer="layout" svg:width="0cm" svg:height="0.122cm" svg:x="4.039cm" svg:y="12.209cm" svg:viewBox="0 0 0 123" draw:points="0,0 0,123">
          <text:p/>
        </draw:polygon>
        <draw:line draw:style-name="gr5" draw:text-style-name="P5" draw:layer="layout" svg:x1="4.039cm" svg:y1="12.209cm" svg:x2="4.039cm" svg:y2="12.332cm">
          <text:p/>
        </draw:line>
        <draw:polygon draw:style-name="gr4" draw:text-style-name="P4" draw:layer="layout" svg:width="0cm" svg:height="0.122cm" svg:x="4.599cm" svg:y="12.209cm" svg:viewBox="0 0 0 123" draw:points="0,0 0,123">
          <text:p/>
        </draw:polygon>
        <draw:line draw:style-name="gr5" draw:text-style-name="P5" draw:layer="layout" svg:x1="4.599cm" svg:y1="12.209cm" svg:x2="4.599cm" svg:y2="12.332cm">
          <text:p/>
        </draw:line>
        <draw:polygon draw:style-name="gr4" draw:text-style-name="P4" draw:layer="layout" svg:width="0cm" svg:height="0.122cm" svg:x="5.16cm" svg:y="12.209cm" svg:viewBox="0 0 0 123" draw:points="0,0 0,123">
          <text:p/>
        </draw:polygon>
        <draw:line draw:style-name="gr5" draw:text-style-name="P5" draw:layer="layout" svg:x1="5.16cm" svg:y1="12.209cm" svg:x2="5.16cm" svg:y2="12.332cm">
          <text:p/>
        </draw:line>
        <draw:polygon draw:style-name="gr4" draw:text-style-name="P4" draw:layer="layout" svg:width="0cm" svg:height="0.122cm" svg:x="5.72cm" svg:y="12.209cm" svg:viewBox="0 0 0 123" draw:points="0,0 0,123">
          <text:p/>
        </draw:polygon>
        <draw:line draw:style-name="gr5" draw:text-style-name="P5" draw:layer="layout" svg:x1="5.72cm" svg:y1="12.209cm" svg:x2="5.72cm" svg:y2="12.332cm">
          <text:p/>
        </draw:line>
        <draw:polygon draw:style-name="gr4" draw:text-style-name="P4" draw:layer="layout" svg:width="0cm" svg:height="0.122cm" svg:x="6.281cm" svg:y="12.209cm" svg:viewBox="0 0 0 123" draw:points="0,0 0,123">
          <text:p/>
        </draw:polygon>
        <draw:line draw:style-name="gr5" draw:text-style-name="P5" draw:layer="layout" svg:x1="6.281cm" svg:y1="12.209cm" svg:x2="6.281cm" svg:y2="12.332cm">
          <text:p/>
        </draw:line>
        <draw:polygon draw:style-name="gr4" draw:text-style-name="P4" draw:layer="layout" svg:width="0cm" svg:height="0.122cm" svg:x="6.842cm" svg:y="12.209cm" svg:viewBox="0 0 0 123" draw:points="0,0 0,123">
          <text:p/>
        </draw:polygon>
        <draw:line draw:style-name="gr5" draw:text-style-name="P5" draw:layer="layout" svg:x1="6.842cm" svg:y1="12.209cm" svg:x2="6.842cm" svg:y2="12.332cm">
          <text:p/>
        </draw:line>
        <draw:frame draw:style-name="gr6" draw:text-style-name="P7" draw:layer="layout" svg:width="0.563cm" svg:height="0.628cm" svg:x="3.898cm" svg:y="12.345cm">
          <draw:text-box>
            <text:p text:style-name="P6"><text:span text:style-name="T1">0</text:span></text:p>
          </draw:text-box>
        </draw:frame>
        <draw:polygon draw:style-name="gr4" draw:text-style-name="P4" draw:layer="layout" svg:width="0cm" svg:height="0.122cm" svg:x="7.402cm" svg:y="12.209cm" svg:viewBox="0 0 0 123" draw:points="0,0 0,123">
          <text:p/>
        </draw:polygon>
        <draw:line draw:style-name="gr5" draw:text-style-name="P5" draw:layer="layout" svg:x1="7.402cm" svg:y1="12.209cm" svg:x2="7.402cm" svg:y2="12.332cm">
          <text:p/>
        </draw:line>
        <draw:polygon draw:style-name="gr4" draw:text-style-name="P4" draw:layer="layout" svg:width="0cm" svg:height="0.122cm" svg:x="7.963cm" svg:y="12.209cm" svg:viewBox="0 0 0 123" draw:points="0,0 0,123">
          <text:p/>
        </draw:polygon>
        <draw:line draw:style-name="gr5" draw:text-style-name="P5" draw:layer="layout" svg:x1="7.963cm" svg:y1="12.209cm" svg:x2="7.963cm" svg:y2="12.332cm">
          <text:p/>
        </draw:line>
        <draw:polygon draw:style-name="gr4" draw:text-style-name="P4" draw:layer="layout" svg:width="0cm" svg:height="0.122cm" svg:x="8.524cm" svg:y="12.209cm" svg:viewBox="0 0 0 123" draw:points="0,0 0,123">
          <text:p/>
        </draw:polygon>
        <draw:line draw:style-name="gr5" draw:text-style-name="P5" draw:layer="layout" svg:x1="8.524cm" svg:y1="12.209cm" svg:x2="8.524cm" svg:y2="12.332cm">
          <text:p/>
        </draw:line>
        <draw:polygon draw:style-name="gr4" draw:text-style-name="P4" draw:layer="layout" svg:width="0cm" svg:height="0.122cm" svg:x="9.084cm" svg:y="12.209cm" svg:viewBox="0 0 0 123" draw:points="0,0 0,123">
          <text:p/>
        </draw:polygon>
        <draw:line draw:style-name="gr5" draw:text-style-name="P5" draw:layer="layout" svg:x1="9.084cm" svg:y1="12.209cm" svg:x2="9.084cm" svg:y2="12.332cm">
          <text:p/>
        </draw:line>
        <draw:polygon draw:style-name="gr4" draw:text-style-name="P4" draw:layer="layout" svg:width="0cm" svg:height="0.122cm" svg:x="9.645cm" svg:y="12.209cm" svg:viewBox="0 0 0 123" draw:points="0,0 0,123">
          <text:p/>
        </draw:polygon>
        <draw:line draw:style-name="gr5" draw:text-style-name="P5" draw:layer="layout" svg:x1="9.645cm" svg:y1="12.209cm" svg:x2="9.645cm" svg:y2="12.332cm">
          <text:p/>
        </draw:line>
        <draw:frame draw:style-name="gr6" draw:text-style-name="P7" draw:layer="layout" svg:width="0.563cm" svg:height="0.628cm" svg:x="6.701cm" svg:y="12.345cm">
          <draw:text-box>
            <text:p text:style-name="P6"><text:span text:style-name="T1">5</text:span></text:p>
          </draw:text-box>
        </draw:frame>
        <draw:polygon draw:style-name="gr4" draw:text-style-name="P4" draw:layer="layout" svg:width="0cm" svg:height="0.122cm" svg:x="10.206cm" svg:y="12.209cm" svg:viewBox="0 0 0 123" draw:points="0,0 0,123">
          <text:p/>
        </draw:polygon>
        <draw:line draw:style-name="gr5" draw:text-style-name="P5" draw:layer="layout" svg:x1="10.206cm" svg:y1="12.209cm" svg:x2="10.206cm" svg:y2="12.332cm">
          <text:p/>
        </draw:line>
        <draw:polygon draw:style-name="gr4" draw:text-style-name="P4" draw:layer="layout" svg:width="0cm" svg:height="0.122cm" svg:x="10.766cm" svg:y="12.209cm" svg:viewBox="0 0 0 123" draw:points="0,0 0,123">
          <text:p/>
        </draw:polygon>
        <draw:line draw:style-name="gr5" draw:text-style-name="P5" draw:layer="layout" svg:x1="10.766cm" svg:y1="12.209cm" svg:x2="10.766cm" svg:y2="12.332cm">
          <text:p/>
        </draw:line>
        <draw:polygon draw:style-name="gr4" draw:text-style-name="P4" draw:layer="layout" svg:width="0cm" svg:height="0.122cm" svg:x="11.327cm" svg:y="12.209cm" svg:viewBox="0 0 0 123" draw:points="0,0 0,123">
          <text:p/>
        </draw:polygon>
        <draw:line draw:style-name="gr5" draw:text-style-name="P5" draw:layer="layout" svg:x1="11.327cm" svg:y1="12.209cm" svg:x2="11.327cm" svg:y2="12.332cm">
          <text:p/>
        </draw:line>
        <draw:polygon draw:style-name="gr4" draw:text-style-name="P4" draw:layer="layout" svg:width="0cm" svg:height="0.122cm" svg:x="11.887cm" svg:y="12.209cm" svg:viewBox="0 0 0 123" draw:points="0,0 0,123">
          <text:p/>
        </draw:polygon>
        <draw:line draw:style-name="gr5" draw:text-style-name="P5" draw:layer="layout" svg:x1="11.887cm" svg:y1="12.209cm" svg:x2="11.887cm" svg:y2="12.332cm">
          <text:p/>
        </draw:line>
        <draw:polygon draw:style-name="gr4" draw:text-style-name="P4" draw:layer="layout" svg:width="0cm" svg:height="0.122cm" svg:x="12.448cm" svg:y="12.209cm" svg:viewBox="0 0 0 123" draw:points="0,0 0,123">
          <text:p/>
        </draw:polygon>
        <draw:line draw:style-name="gr5" draw:text-style-name="P5" draw:layer="layout" svg:x1="12.448cm" svg:y1="12.209cm" svg:x2="12.448cm" svg:y2="12.332cm">
          <text:p/>
        </draw:line>
        <draw:frame draw:style-name="gr6" draw:text-style-name="P7" draw:layer="layout" svg:width="0.569cm" svg:height="0.628cm" svg:x="9.363cm" svg:y="12.345cm">
          <draw:text-box>
            <text:p text:style-name="P6"><text:span text:style-name="T1">10</text:span></text:p>
          </draw:text-box>
        </draw:frame>
        <draw:polygon draw:style-name="gr4" draw:text-style-name="P4" draw:layer="layout" svg:width="0cm" svg:height="0.122cm" svg:x="13.009cm" svg:y="12.209cm" svg:viewBox="0 0 0 123" draw:points="0,0 0,123">
          <text:p/>
        </draw:polygon>
        <draw:line draw:style-name="gr5" draw:text-style-name="P5" draw:layer="layout" svg:x1="13.009cm" svg:y1="12.209cm" svg:x2="13.009cm" svg:y2="12.332cm">
          <text:p/>
        </draw:line>
        <draw:polygon draw:style-name="gr4" draw:text-style-name="P4" draw:layer="layout" svg:width="0cm" svg:height="0.122cm" svg:x="13.569cm" svg:y="12.209cm" svg:viewBox="0 0 0 123" draw:points="0,0 0,123">
          <text:p/>
        </draw:polygon>
        <draw:line draw:style-name="gr5" draw:text-style-name="P5" draw:layer="layout" svg:x1="13.569cm" svg:y1="12.209cm" svg:x2="13.569cm" svg:y2="12.332cm">
          <text:p/>
        </draw:line>
        <draw:polygon draw:style-name="gr4" draw:text-style-name="P4" draw:layer="layout" svg:width="0cm" svg:height="0.122cm" svg:x="14.13cm" svg:y="12.209cm" svg:viewBox="0 0 0 123" draw:points="0,0 0,123">
          <text:p/>
        </draw:polygon>
        <draw:line draw:style-name="gr5" draw:text-style-name="P5" draw:layer="layout" svg:x1="14.13cm" svg:y1="12.209cm" svg:x2="14.13cm" svg:y2="12.332cm">
          <text:p/>
        </draw:line>
        <draw:polygon draw:style-name="gr4" draw:text-style-name="P4" draw:layer="layout" svg:width="0cm" svg:height="0.122cm" svg:x="14.691cm" svg:y="12.209cm" svg:viewBox="0 0 0 123" draw:points="0,0 0,123">
          <text:p/>
        </draw:polygon>
        <draw:line draw:style-name="gr5" draw:text-style-name="P5" draw:layer="layout" svg:x1="14.691cm" svg:y1="12.209cm" svg:x2="14.691cm" svg:y2="12.332cm">
          <text:p/>
        </draw:line>
        <draw:polygon draw:style-name="gr4" draw:text-style-name="P4" draw:layer="layout" svg:width="0cm" svg:height="0.122cm" svg:x="15.251cm" svg:y="12.209cm" svg:viewBox="0 0 0 123" draw:points="0,0 0,123">
          <text:p/>
        </draw:polygon>
        <draw:line draw:style-name="gr5" draw:text-style-name="P5" draw:layer="layout" svg:x1="15.251cm" svg:y1="12.209cm" svg:x2="15.251cm" svg:y2="12.332cm">
          <text:p/>
        </draw:line>
        <draw:frame draw:style-name="gr6" draw:text-style-name="P7" draw:layer="layout" svg:width="0.569cm" svg:height="0.628cm" svg:x="12.166cm" svg:y="12.345cm">
          <draw:text-box>
            <text:p text:style-name="P6"><text:span text:style-name="T1">15</text:span></text:p>
          </draw:text-box>
        </draw:frame>
        <draw:polygon draw:style-name="gr4" draw:text-style-name="P4" draw:layer="layout" svg:width="0cm" svg:height="0.122cm" svg:x="15.812cm" svg:y="12.209cm" svg:viewBox="0 0 0 123" draw:points="0,0 0,123">
          <text:p/>
        </draw:polygon>
        <draw:line draw:style-name="gr5" draw:text-style-name="P5" draw:layer="layout" svg:x1="15.812cm" svg:y1="12.209cm" svg:x2="15.812cm" svg:y2="12.332cm">
          <text:p/>
        </draw:line>
        <draw:polygon draw:style-name="gr4" draw:text-style-name="P4" draw:layer="layout" svg:width="0cm" svg:height="0.122cm" svg:x="16.373cm" svg:y="12.209cm" svg:viewBox="0 0 0 123" draw:points="0,0 0,123">
          <text:p/>
        </draw:polygon>
        <draw:line draw:style-name="gr5" draw:text-style-name="P5" draw:layer="layout" svg:x1="16.373cm" svg:y1="12.209cm" svg:x2="16.373cm" svg:y2="12.332cm">
          <text:p/>
        </draw:line>
        <draw:polygon draw:style-name="gr4" draw:text-style-name="P4" draw:layer="layout" svg:width="0cm" svg:height="0.122cm" svg:x="16.933cm" svg:y="12.209cm" svg:viewBox="0 0 0 123" draw:points="0,0 0,123">
          <text:p/>
        </draw:polygon>
        <draw:line draw:style-name="gr5" draw:text-style-name="P5" draw:layer="layout" svg:x1="16.933cm" svg:y1="12.209cm" svg:x2="16.933cm" svg:y2="12.332cm">
          <text:p/>
        </draw:line>
        <draw:polygon draw:style-name="gr4" draw:text-style-name="P4" draw:layer="layout" svg:width="0cm" svg:height="0.122cm" svg:x="17.494cm" svg:y="12.209cm" svg:viewBox="0 0 0 123" draw:points="0,0 0,123">
          <text:p/>
        </draw:polygon>
        <draw:line draw:style-name="gr5" draw:text-style-name="P5" draw:layer="layout" svg:x1="17.494cm" svg:y1="12.209cm" svg:x2="17.494cm" svg:y2="12.332cm">
          <text:p/>
        </draw:line>
        <draw:polygon draw:style-name="gr4" draw:text-style-name="P4" draw:layer="layout" svg:width="0cm" svg:height="0.122cm" svg:x="18.054cm" svg:y="12.209cm" svg:viewBox="0 0 0 123" draw:points="0,0 0,123">
          <text:p/>
        </draw:polygon>
        <draw:line draw:style-name="gr5" draw:text-style-name="P5" draw:layer="layout" svg:x1="18.054cm" svg:y1="12.209cm" svg:x2="18.054cm" svg:y2="12.332cm">
          <text:p/>
        </draw:line>
        <draw:frame draw:style-name="gr6" draw:text-style-name="P7" draw:layer="layout" svg:width="0.569cm" svg:height="0.628cm" svg:x="14.97cm" svg:y="12.345cm">
          <draw:text-box>
            <text:p text:style-name="P6"><text:span text:style-name="T1">20</text:span></text:p>
          </draw:text-box>
        </draw:frame>
        <draw:polygon draw:style-name="gr4" draw:text-style-name="P4" draw:layer="layout" svg:width="0cm" svg:height="0.122cm" svg:x="18.615cm" svg:y="12.209cm" svg:viewBox="0 0 0 123" draw:points="0,0 0,123">
          <text:p/>
        </draw:polygon>
        <draw:line draw:style-name="gr5" draw:text-style-name="P5" draw:layer="layout" svg:x1="18.615cm" svg:y1="12.209cm" svg:x2="18.615cm" svg:y2="12.332cm">
          <text:p/>
        </draw:line>
        <draw:polygon draw:style-name="gr4" draw:text-style-name="P4" draw:layer="layout" svg:width="0cm" svg:height="0.122cm" svg:x="19.176cm" svg:y="12.209cm" svg:viewBox="0 0 0 123" draw:points="0,0 0,123">
          <text:p/>
        </draw:polygon>
        <draw:line draw:style-name="gr5" draw:text-style-name="P5" draw:layer="layout" svg:x1="19.176cm" svg:y1="12.209cm" svg:x2="19.176cm" svg:y2="12.332cm">
          <text:p/>
        </draw:line>
        <draw:polygon draw:style-name="gr4" draw:text-style-name="P4" draw:layer="layout" svg:width="0cm" svg:height="0.122cm" svg:x="19.736cm" svg:y="12.209cm" svg:viewBox="0 0 0 123" draw:points="0,0 0,123">
          <text:p/>
        </draw:polygon>
        <draw:line draw:style-name="gr5" draw:text-style-name="P5" draw:layer="layout" svg:x1="19.736cm" svg:y1="12.209cm" svg:x2="19.736cm" svg:y2="12.332cm">
          <text:p/>
        </draw:line>
        <draw:polygon draw:style-name="gr4" draw:text-style-name="P4" draw:layer="layout" svg:width="0cm" svg:height="0.122cm" svg:x="20.297cm" svg:y="12.209cm" svg:viewBox="0 0 0 123" draw:points="0,0 0,123">
          <text:p/>
        </draw:polygon>
        <draw:line draw:style-name="gr5" draw:text-style-name="P5" draw:layer="layout" svg:x1="20.297cm" svg:y1="12.209cm" svg:x2="20.297cm" svg:y2="12.332cm">
          <text:p/>
        </draw:line>
        <draw:polygon draw:style-name="gr4" draw:text-style-name="P4" draw:layer="layout" svg:width="0cm" svg:height="0.122cm" svg:x="20.858cm" svg:y="12.209cm" svg:viewBox="0 0 0 123" draw:points="0,0 0,123">
          <text:p/>
        </draw:polygon>
        <draw:line draw:style-name="gr5" draw:text-style-name="P5" draw:layer="layout" svg:x1="20.858cm" svg:y1="12.209cm" svg:x2="20.858cm" svg:y2="12.332cm">
          <text:p/>
        </draw:line>
        <draw:frame draw:style-name="gr6" draw:text-style-name="P7" draw:layer="layout" svg:width="0.569cm" svg:height="0.628cm" svg:x="17.773cm" svg:y="12.345cm">
          <draw:text-box>
            <text:p text:style-name="P6"><text:span text:style-name="T1">25</text:span></text:p>
          </draw:text-box>
        </draw:frame>
        <draw:polygon draw:style-name="gr4" draw:text-style-name="P4" draw:layer="layout" svg:width="0cm" svg:height="0.122cm" svg:x="21.418cm" svg:y="12.209cm" svg:viewBox="0 0 0 123" draw:points="0,0 0,123">
          <text:p/>
        </draw:polygon>
        <draw:line draw:style-name="gr5" draw:text-style-name="P5" draw:layer="layout" svg:x1="21.418cm" svg:y1="12.209cm" svg:x2="21.418cm" svg:y2="12.332cm">
          <text:p/>
        </draw:line>
        <draw:polygon draw:style-name="gr4" draw:text-style-name="P4" draw:layer="layout" svg:width="0cm" svg:height="0.122cm" svg:x="21.979cm" svg:y="12.209cm" svg:viewBox="0 0 0 123" draw:points="0,0 0,123">
          <text:p/>
        </draw:polygon>
        <draw:line draw:style-name="gr5" draw:text-style-name="P5" draw:layer="layout" svg:x1="21.979cm" svg:y1="12.209cm" svg:x2="21.979cm" svg:y2="12.332cm">
          <text:p/>
        </draw:line>
        <draw:polygon draw:style-name="gr4" draw:text-style-name="P4" draw:layer="layout" svg:width="0cm" svg:height="0.122cm" svg:x="22.539cm" svg:y="12.209cm" svg:viewBox="0 0 0 123" draw:points="0,0 0,123">
          <text:p/>
        </draw:polygon>
        <draw:line draw:style-name="gr5" draw:text-style-name="P5" draw:layer="layout" svg:x1="22.539cm" svg:y1="12.209cm" svg:x2="22.539cm" svg:y2="12.332cm">
          <text:p/>
        </draw:line>
        <draw:polygon draw:style-name="gr4" draw:text-style-name="P4" draw:layer="layout" svg:width="0cm" svg:height="0.122cm" svg:x="23.1cm" svg:y="12.209cm" svg:viewBox="0 0 0 123" draw:points="0,0 0,123">
          <text:p/>
        </draw:polygon>
        <draw:line draw:style-name="gr5" draw:text-style-name="P5" draw:layer="layout" svg:x1="23.1cm" svg:y1="12.209cm" svg:x2="23.1cm" svg:y2="12.332cm">
          <text:p/>
        </draw:line>
        <draw:polygon draw:style-name="gr4" draw:text-style-name="P4" draw:layer="layout" svg:width="0cm" svg:height="0.122cm" svg:x="23.661cm" svg:y="12.209cm" svg:viewBox="0 0 0 123" draw:points="0,0 0,123">
          <text:p/>
        </draw:polygon>
        <draw:line draw:style-name="gr5" draw:text-style-name="P5" draw:layer="layout" svg:x1="23.661cm" svg:y1="12.209cm" svg:x2="23.661cm" svg:y2="12.332cm">
          <text:p/>
        </draw:line>
        <draw:frame draw:style-name="gr6" draw:text-style-name="P7" draw:layer="layout" svg:width="0.569cm" svg:height="0.628cm" svg:x="20.576cm" svg:y="12.345cm">
          <draw:text-box>
            <text:p text:style-name="P6"><text:span text:style-name="T1">30</text:span></text:p>
          </draw:text-box>
        </draw:frame>
        <draw:polygon draw:style-name="gr4" draw:text-style-name="P4" draw:layer="layout" svg:width="0cm" svg:height="0.122cm" svg:x="24.221cm" svg:y="12.209cm" svg:viewBox="0 0 0 123" draw:points="0,0 0,123">
          <text:p/>
        </draw:polygon>
        <draw:line draw:style-name="gr5" draw:text-style-name="P5" draw:layer="layout" svg:x1="24.221cm" svg:y1="12.209cm" svg:x2="24.221cm" svg:y2="12.332cm">
          <text:p/>
        </draw:line>
        <draw:polygon draw:style-name="gr4" draw:text-style-name="P4" draw:layer="layout" svg:width="0cm" svg:height="0.122cm" svg:x="24.782cm" svg:y="12.209cm" svg:viewBox="0 0 0 123" draw:points="0,0 0,123">
          <text:p/>
        </draw:polygon>
        <draw:line draw:style-name="gr5" draw:text-style-name="P5" draw:layer="layout" svg:x1="24.782cm" svg:y1="12.209cm" svg:x2="24.782cm" svg:y2="12.332cm">
          <text:p/>
        </draw:line>
        <draw:polygon draw:style-name="gr4" draw:text-style-name="P4" draw:layer="layout" svg:width="0cm" svg:height="0.122cm" svg:x="25.343cm" svg:y="12.209cm" svg:viewBox="0 0 0 123" draw:points="0,0 0,123">
          <text:p/>
        </draw:polygon>
        <draw:line draw:style-name="gr5" draw:text-style-name="P5" draw:layer="layout" svg:x1="25.343cm" svg:y1="12.209cm" svg:x2="25.343cm" svg:y2="12.332cm">
          <text:p/>
        </draw:line>
        <draw:polygon draw:style-name="gr4" draw:text-style-name="P4" draw:layer="layout" svg:width="0cm" svg:height="0.122cm" svg:x="25.903cm" svg:y="12.209cm" svg:viewBox="0 0 0 123" draw:points="0,0 0,123">
          <text:p/>
        </draw:polygon>
        <draw:line draw:style-name="gr5" draw:text-style-name="P5" draw:layer="layout" svg:x1="25.903cm" svg:y1="12.209cm" svg:x2="25.903cm" svg:y2="12.332cm">
          <text:p/>
        </draw:line>
        <draw:polygon draw:style-name="gr4" draw:text-style-name="P4" draw:layer="layout" svg:width="0cm" svg:height="0.122cm" svg:x="26.464cm" svg:y="12.209cm" svg:viewBox="0 0 0 123" draw:points="0,0 0,123">
          <text:p/>
        </draw:polygon>
        <draw:line draw:style-name="gr5" draw:text-style-name="P5" draw:layer="layout" svg:x1="26.464cm" svg:y1="12.209cm" svg:x2="26.464cm" svg:y2="12.332cm">
          <text:p/>
        </draw:line>
        <draw:frame draw:style-name="gr6" draw:text-style-name="P7" draw:layer="layout" svg:width="0.569cm" svg:height="0.628cm" svg:x="23.379cm" svg:y="12.345cm">
          <draw:text-box>
            <text:p text:style-name="P6"><text:span text:style-name="T1">35</text:span></text:p>
          </draw:text-box>
        </draw:frame>
        <draw:polygon draw:style-name="gr4" draw:text-style-name="P4" draw:layer="layout" svg:width="0cm" svg:height="0.122cm" svg:x="27.025cm" svg:y="12.209cm" svg:viewBox="0 0 0 123" draw:points="0,0 0,123">
          <text:p/>
        </draw:polygon>
        <draw:line draw:style-name="gr5" draw:text-style-name="P5" draw:layer="layout" svg:x1="27.025cm" svg:y1="12.209cm" svg:x2="27.025cm" svg:y2="12.332cm">
          <text:p/>
        </draw:line>
        <draw:polygon draw:style-name="gr4" draw:text-style-name="P4" draw:layer="layout" svg:width="0cm" svg:height="0.122cm" svg:x="27.585cm" svg:y="12.209cm" svg:viewBox="0 0 0 123" draw:points="0,0 0,123">
          <text:p/>
        </draw:polygon>
        <draw:line draw:style-name="gr5" draw:text-style-name="P5" draw:layer="layout" svg:x1="27.585cm" svg:y1="12.209cm" svg:x2="27.585cm" svg:y2="12.332cm">
          <text:p/>
        </draw:line>
        <draw:polygon draw:style-name="gr4" draw:text-style-name="P4" draw:layer="layout" svg:width="0cm" svg:height="0.122cm" svg:x="28.146cm" svg:y="12.209cm" svg:viewBox="0 0 0 123" draw:points="0,0 0,123">
          <text:p/>
        </draw:polygon>
        <draw:line draw:style-name="gr5" draw:text-style-name="P5" draw:layer="layout" svg:x1="28.146cm" svg:y1="12.209cm" svg:x2="28.146cm" svg:y2="12.332cm">
          <text:p/>
        </draw:line>
        <draw:polygon draw:style-name="gr4" draw:text-style-name="P4" draw:layer="layout" svg:width="0cm" svg:height="0.122cm" svg:x="28.706cm" svg:y="12.209cm" svg:viewBox="0 0 0 123" draw:points="0,0 0,123">
          <text:p/>
        </draw:polygon>
        <draw:line draw:style-name="gr5" draw:text-style-name="P5" draw:layer="layout" svg:x1="28.706cm" svg:y1="12.209cm" svg:x2="28.706cm" svg:y2="12.332cm">
          <text:p/>
        </draw:line>
        <draw:polygon draw:style-name="gr4" draw:text-style-name="P4" draw:layer="layout" svg:width="0cm" svg:height="0.122cm" svg:x="29.267cm" svg:y="12.209cm" svg:viewBox="0 0 0 123" draw:points="0,0 0,123">
          <text:p/>
        </draw:polygon>
        <draw:line draw:style-name="gr5" draw:text-style-name="P5" draw:layer="layout" svg:x1="29.267cm" svg:y1="12.209cm" svg:x2="29.267cm" svg:y2="12.332cm">
          <text:p/>
        </draw:line>
        <draw:frame draw:style-name="gr6" draw:text-style-name="P7" draw:layer="layout" svg:width="0.569cm" svg:height="0.628cm" svg:x="26.182cm" svg:y="12.345cm">
          <draw:text-box>
            <text:p text:style-name="P6"><text:span text:style-name="T1">40</text:span></text:p>
          </draw:text-box>
        </draw:frame>
        <draw:polygon draw:style-name="gr4" draw:text-style-name="P4" draw:layer="layout" svg:width="0cm" svg:height="0.122cm" svg:x="29.828cm" svg:y="12.209cm" svg:viewBox="0 0 0 123" draw:points="0,0 0,123">
          <text:p/>
        </draw:polygon>
        <draw:line draw:style-name="gr5" draw:text-style-name="P5" draw:layer="layout" svg:x1="29.828cm" svg:y1="12.209cm" svg:x2="29.828cm" svg:y2="12.332cm">
          <text:p/>
        </draw:line>
        <draw:polygon draw:style-name="gr4" draw:text-style-name="P4" draw:layer="layout" svg:width="0cm" svg:height="0.122cm" svg:x="30.388cm" svg:y="12.209cm" svg:viewBox="0 0 0 123" draw:points="0,0 0,123">
          <text:p/>
        </draw:polygon>
        <draw:line draw:style-name="gr5" draw:text-style-name="P5" draw:layer="layout" svg:x1="30.388cm" svg:y1="12.209cm" svg:x2="30.388cm" svg:y2="12.332cm">
          <text:p/>
        </draw:line>
        <draw:polygon draw:style-name="gr4" draw:text-style-name="P4" draw:layer="layout" svg:width="0cm" svg:height="0.122cm" svg:x="30.949cm" svg:y="12.209cm" svg:viewBox="0 0 0 123" draw:points="0,0 0,123">
          <text:p/>
        </draw:polygon>
        <draw:line draw:style-name="gr5" draw:text-style-name="P5" draw:layer="layout" svg:x1="30.949cm" svg:y1="12.209cm" svg:x2="30.949cm" svg:y2="12.332cm">
          <text:p/>
        </draw:line>
        <draw:polygon draw:style-name="gr4" draw:text-style-name="P4" draw:layer="layout" svg:width="0cm" svg:height="0.122cm" svg:x="31.51cm" svg:y="12.209cm" svg:viewBox="0 0 0 123" draw:points="0,0 0,123">
          <text:p/>
        </draw:polygon>
        <draw:line draw:style-name="gr5" draw:text-style-name="P5" draw:layer="layout" svg:x1="31.51cm" svg:y1="12.209cm" svg:x2="31.51cm" svg:y2="12.332cm">
          <text:p/>
        </draw:line>
        <draw:polygon draw:style-name="gr4" draw:text-style-name="P4" draw:layer="layout" svg:width="0cm" svg:height="0.122cm" svg:x="32.07cm" svg:y="12.209cm" svg:viewBox="0 0 0 123" draw:points="0,0 0,123">
          <text:p/>
        </draw:polygon>
        <draw:line draw:style-name="gr5" draw:text-style-name="P5" draw:layer="layout" svg:x1="32.07cm" svg:y1="12.209cm" svg:x2="32.07cm" svg:y2="12.332cm">
          <text:p/>
        </draw:line>
        <draw:frame draw:style-name="gr6" draw:text-style-name="P7" draw:layer="layout" svg:width="0.569cm" svg:height="0.628cm" svg:x="28.985cm" svg:y="12.345cm">
          <draw:text-box>
            <text:p text:style-name="P6"><text:span text:style-name="T1">45</text:span></text:p>
          </draw:text-box>
        </draw:frame>
        <draw:polygon draw:style-name="gr4" draw:text-style-name="P4" draw:layer="layout" svg:width="0cm" svg:height="0.122cm" svg:x="32.631cm" svg:y="12.209cm" svg:viewBox="0 0 0 123" draw:points="0,0 0,123">
          <text:p/>
        </draw:polygon>
        <draw:line draw:style-name="gr5" draw:text-style-name="P5" draw:layer="layout" svg:x1="32.631cm" svg:y1="12.209cm" svg:x2="32.631cm" svg:y2="12.332cm">
          <text:p/>
        </draw:line>
        <draw:polygon draw:style-name="gr4" draw:text-style-name="P4" draw:layer="layout" svg:width="0cm" svg:height="0.122cm" svg:x="33.192cm" svg:y="12.209cm" svg:viewBox="0 0 0 123" draw:points="0,0 0,123">
          <text:p/>
        </draw:polygon>
        <draw:line draw:style-name="gr5" draw:text-style-name="P5" draw:layer="layout" svg:x1="33.192cm" svg:y1="12.209cm" svg:x2="33.192cm" svg:y2="12.332cm">
          <text:p/>
        </draw:line>
        <draw:polygon draw:style-name="gr4" draw:text-style-name="P4" draw:layer="layout" svg:width="0cm" svg:height="0.122cm" svg:x="33.752cm" svg:y="12.209cm" svg:viewBox="0 0 0 123" draw:points="0,0 0,123">
          <text:p/>
        </draw:polygon>
        <draw:line draw:style-name="gr5" draw:text-style-name="P5" draw:layer="layout" svg:x1="33.752cm" svg:y1="12.209cm" svg:x2="33.752cm" svg:y2="12.332cm">
          <text:p/>
        </draw:line>
        <draw:polygon draw:style-name="gr4" draw:text-style-name="P4" draw:layer="layout" svg:width="0cm" svg:height="0.122cm" svg:x="34.313cm" svg:y="12.209cm" svg:viewBox="0 0 0 123" draw:points="0,0 0,123">
          <text:p/>
        </draw:polygon>
        <draw:line draw:style-name="gr5" draw:text-style-name="P5" draw:layer="layout" svg:x1="34.313cm" svg:y1="12.209cm" svg:x2="34.313cm" svg:y2="12.332cm">
          <text:p/>
        </draw:line>
        <draw:polygon draw:style-name="gr4" draw:text-style-name="P4" draw:layer="layout" svg:width="0cm" svg:height="0.122cm" svg:x="34.873cm" svg:y="12.209cm" svg:viewBox="0 0 0 123" draw:points="0,0 0,123">
          <text:p/>
        </draw:polygon>
        <draw:line draw:style-name="gr5" draw:text-style-name="P5" draw:layer="layout" svg:x1="34.873cm" svg:y1="12.209cm" svg:x2="34.873cm" svg:y2="12.332cm">
          <text:p/>
        </draw:line>
        <draw:frame draw:style-name="gr6" draw:text-style-name="P7" draw:layer="layout" svg:width="0.569cm" svg:height="0.628cm" svg:x="31.789cm" svg:y="12.345cm">
          <draw:text-box>
            <text:p text:style-name="P6"><text:span text:style-name="T1">50</text:span></text:p>
          </draw:text-box>
        </draw:frame>
        <draw:polygon draw:style-name="gr4" draw:text-style-name="P4" draw:layer="layout" svg:width="0cm" svg:height="0.122cm" svg:x="35.434cm" svg:y="12.209cm" svg:viewBox="0 0 0 123" draw:points="0,0 0,123">
          <text:p/>
        </draw:polygon>
        <draw:line draw:style-name="gr5" draw:text-style-name="P5" draw:layer="layout" svg:x1="35.434cm" svg:y1="12.209cm" svg:x2="35.434cm" svg:y2="12.332cm">
          <text:p/>
        </draw:line>
        <draw:polygon draw:style-name="gr4" draw:text-style-name="P4" draw:layer="layout" svg:width="0cm" svg:height="0.122cm" svg:x="35.995cm" svg:y="12.209cm" svg:viewBox="0 0 0 123" draw:points="0,0 0,123">
          <text:p/>
        </draw:polygon>
        <draw:line draw:style-name="gr5" draw:text-style-name="P5" draw:layer="layout" svg:x1="35.995cm" svg:y1="12.209cm" svg:x2="35.995cm" svg:y2="12.332cm">
          <text:p/>
        </draw:line>
        <draw:polygon draw:style-name="gr4" draw:text-style-name="P4" draw:layer="layout" svg:width="0cm" svg:height="0.122cm" svg:x="36.555cm" svg:y="12.209cm" svg:viewBox="0 0 0 123" draw:points="0,0 0,123">
          <text:p/>
        </draw:polygon>
        <draw:line draw:style-name="gr5" draw:text-style-name="P5" draw:layer="layout" svg:x1="36.555cm" svg:y1="12.209cm" svg:x2="36.555cm" svg:y2="12.332cm">
          <text:p/>
        </draw:line>
        <draw:polygon draw:style-name="gr4" draw:text-style-name="P4" draw:layer="layout" svg:width="0cm" svg:height="0.122cm" svg:x="37.116cm" svg:y="12.209cm" svg:viewBox="0 0 0 123" draw:points="0,0 0,123">
          <text:p/>
        </draw:polygon>
        <draw:line draw:style-name="gr5" draw:text-style-name="P5" draw:layer="layout" svg:x1="37.116cm" svg:y1="12.209cm" svg:x2="37.116cm" svg:y2="12.332cm">
          <text:p/>
        </draw:line>
        <draw:polygon draw:style-name="gr4" draw:text-style-name="P4" draw:layer="layout" svg:width="0cm" svg:height="0.122cm" svg:x="37.677cm" svg:y="12.209cm" svg:viewBox="0 0 0 123" draw:points="0,0 0,123">
          <text:p/>
        </draw:polygon>
        <draw:line draw:style-name="gr5" draw:text-style-name="P5" draw:layer="layout" svg:x1="37.677cm" svg:y1="12.209cm" svg:x2="37.677cm" svg:y2="12.332cm">
          <text:p/>
        </draw:line>
        <draw:frame draw:style-name="gr6" draw:text-style-name="P7" draw:layer="layout" svg:width="0.569cm" svg:height="0.628cm" svg:x="34.592cm" svg:y="12.345cm">
          <draw:text-box>
            <text:p text:style-name="P6"><text:span text:style-name="T1">55</text:span></text:p>
          </draw:text-box>
        </draw:frame>
        <draw:polygon draw:style-name="gr4" draw:text-style-name="P4" draw:layer="layout" svg:width="0cm" svg:height="0.122cm" svg:x="38.237cm" svg:y="12.209cm" svg:viewBox="0 0 0 123" draw:points="0,0 0,123">
          <text:p/>
        </draw:polygon>
        <draw:line draw:style-name="gr5" draw:text-style-name="P5" draw:layer="layout" svg:x1="38.237cm" svg:y1="12.209cm" svg:x2="38.237cm" svg:y2="12.332cm">
          <text:p/>
        </draw:line>
        <draw:polygon draw:style-name="gr4" draw:text-style-name="P4" draw:layer="layout" svg:width="0cm" svg:height="0.122cm" svg:x="38.798cm" svg:y="12.209cm" svg:viewBox="0 0 0 123" draw:points="0,0 0,123">
          <text:p/>
        </draw:polygon>
        <draw:line draw:style-name="gr5" draw:text-style-name="P5" draw:layer="layout" svg:x1="38.798cm" svg:y1="12.209cm" svg:x2="38.798cm" svg:y2="12.332cm">
          <text:p/>
        </draw:line>
        <draw:polygon draw:style-name="gr4" draw:text-style-name="P4" draw:layer="layout" svg:width="0cm" svg:height="0.122cm" svg:x="39.359cm" svg:y="12.209cm" svg:viewBox="0 0 0 123" draw:points="0,0 0,123">
          <text:p/>
        </draw:polygon>
        <draw:line draw:style-name="gr5" draw:text-style-name="P5" draw:layer="layout" svg:x1="39.359cm" svg:y1="12.209cm" svg:x2="39.359cm" svg:y2="12.332cm">
          <text:p/>
        </draw:line>
        <draw:polygon draw:style-name="gr4" draw:text-style-name="P4" draw:layer="layout" svg:width="0.123cm" svg:height="0cm" svg:x="1.89cm" svg:y="11.306cm" svg:viewBox="0 0 124 0" draw:points="124,0 0,0">
          <text:p/>
        </draw:polygon>
        <draw:line draw:style-name="gr5" draw:text-style-name="P5" draw:layer="layout" svg:x1="2.014cm" svg:y1="11.306cm" svg:x2="1.89cm" svg:y2="11.306cm">
          <text:p/>
        </draw:line>
        <draw:frame draw:style-name="gr6" draw:text-style-name="P7" draw:layer="layout" svg:width="0.569cm" svg:height="0.628cm" svg:x="37.395cm" svg:y="12.345cm">
          <draw:text-box>
            <text:p text:style-name="P6"><text:span text:style-name="T1">60</text:span></text:p>
          </draw:text-box>
        </draw:frame>
        <draw:polygon draw:style-name="gr4" draw:text-style-name="P4" draw:layer="layout" svg:width="0.123cm" svg:height="0cm" svg:x="1.89cm" svg:y="9.501cm" svg:viewBox="0 0 124 0" draw:points="124,0 0,0">
          <text:p/>
        </draw:polygon>
        <draw:line draw:style-name="gr5" draw:text-style-name="P5" draw:layer="layout" svg:x1="2.014cm" svg:y1="9.501cm" svg:x2="1.89cm" svg:y2="9.501cm">
          <text:p/>
        </draw:line>
        <draw:frame draw:style-name="gr7" draw:text-style-name="P8" draw:layer="layout" svg:width="0.798cm" svg:height="0.704cm" svg:x="0.973cm" svg:y="10.961cm">
          <draw:text-box>
            <text:p text:style-name="P6"><text:span text:style-name="T2">0.0</text:span></text:p>
          </draw:text-box>
        </draw:frame>
        <draw:polygon draw:style-name="gr4" draw:text-style-name="P4" draw:layer="layout" svg:width="0.123cm" svg:height="0cm" svg:x="1.89cm" svg:y="7.695cm" svg:viewBox="0 0 124 0" draw:points="124,0 0,0">
          <text:p/>
        </draw:polygon>
        <draw:line draw:style-name="gr5" draw:text-style-name="P5" draw:layer="layout" svg:x1="2.014cm" svg:y1="7.695cm" svg:x2="1.89cm" svg:y2="7.695cm">
          <text:p/>
        </draw:line>
        <draw:frame draw:style-name="gr7" draw:text-style-name="P8" draw:layer="layout" svg:width="0.798cm" svg:height="0.704cm" svg:x="0.973cm" svg:y="9.156cm">
          <draw:text-box>
            <text:p text:style-name="P6"><text:span text:style-name="T2">0.2</text:span></text:p>
          </draw:text-box>
        </draw:frame>
        <draw:polygon draw:style-name="gr4" draw:text-style-name="P4" draw:layer="layout" svg:width="0.123cm" svg:height="0cm" svg:x="1.89cm" svg:y="5.89cm" svg:viewBox="0 0 124 0" draw:points="124,0 0,0">
          <text:p/>
        </draw:polygon>
        <draw:line draw:style-name="gr5" draw:text-style-name="P5" draw:layer="layout" svg:x1="2.014cm" svg:y1="5.89cm" svg:x2="1.89cm" svg:y2="5.89cm">
          <text:p/>
        </draw:line>
        <draw:frame draw:style-name="gr7" draw:text-style-name="P8" draw:layer="layout" svg:width="0.798cm" svg:height="0.704cm" svg:x="0.973cm" svg:y="7.351cm">
          <draw:text-box>
            <text:p text:style-name="P6"><text:span text:style-name="T2">0.4</text:span></text:p>
          </draw:text-box>
        </draw:frame>
        <draw:polygon draw:style-name="gr4" draw:text-style-name="P4" draw:layer="layout" svg:width="0.123cm" svg:height="0cm" svg:x="1.89cm" svg:y="4.085cm" svg:viewBox="0 0 124 0" draw:points="124,0 0,0">
          <text:p/>
        </draw:polygon>
        <draw:line draw:style-name="gr5" draw:text-style-name="P5" draw:layer="layout" svg:x1="2.014cm" svg:y1="4.085cm" svg:x2="1.89cm" svg:y2="4.085cm">
          <text:p/>
        </draw:line>
        <draw:frame draw:style-name="gr7" draw:text-style-name="P8" draw:layer="layout" svg:width="0.798cm" svg:height="0.704cm" svg:x="0.973cm" svg:y="5.545cm">
          <draw:text-box>
            <text:p text:style-name="P6"><text:span text:style-name="T2">0.6</text:span></text:p>
          </draw:text-box>
        </draw:frame>
        <draw:polygon draw:style-name="gr4" draw:text-style-name="P4" draw:layer="layout" svg:width="0.123cm" svg:height="0cm" svg:x="1.89cm" svg:y="2.279cm" svg:viewBox="0 0 124 0" draw:points="124,0 0,0">
          <text:p/>
        </draw:polygon>
        <draw:line draw:style-name="gr5" draw:text-style-name="P5" draw:layer="layout" svg:x1="2.014cm" svg:y1="2.279cm" svg:x2="1.89cm" svg:y2="2.279cm">
          <text:p/>
        </draw:line>
        <draw:frame draw:style-name="gr7" draw:text-style-name="P8" draw:layer="layout" svg:width="0.798cm" svg:height="0.704cm" svg:x="0.973cm" svg:y="3.74cm">
          <draw:text-box>
            <text:p text:style-name="P6"><text:span text:style-name="T2">0.8</text:span></text:p>
          </draw:text-box>
        </draw:frame>
        <draw:polygon draw:style-name="gr4" draw:text-style-name="P4" draw:layer="layout" svg:width="0.123cm" svg:height="0cm" svg:x="1.89cm" svg:y="0.474cm" svg:viewBox="0 0 124 0" draw:points="124,0 0,0">
          <text:p/>
        </draw:polygon>
        <draw:line draw:style-name="gr5" draw:text-style-name="P5" draw:layer="layout" svg:x1="2.014cm" svg:y1="0.474cm" svg:x2="1.89cm" svg:y2="0.474cm">
          <text:p/>
        </draw:line>
        <draw:frame draw:style-name="gr7" draw:text-style-name="P8" draw:layer="layout" svg:width="0.798cm" svg:height="0.704cm" svg:x="0.973cm" svg:y="1.935cm">
          <draw:text-box>
            <text:p text:style-name="P6"><text:span text:style-name="T2">1.0</text:span></text:p>
          </draw:text-box>
        </draw:frame>
        <draw:frame draw:style-name="gr7" draw:text-style-name="P8" draw:layer="layout" svg:width="0.798cm" svg:height="0.704cm" svg:x="0.973cm" svg:y="0.129cm">
          <draw:text-box>
            <text:p text:style-name="P6"><text:span text:style-name="T2">1.2</text:span></text:p>
          </draw:text-box>
        </draw:frame>
        <draw:line draw:style-name="gr8" draw:text-style-name="P5" draw:layer="layout" svg:x1="2.014cm" svg:y1="12.209cm" svg:x2="2.014cm" svg:y2="0.474cm">
          <text:p/>
        </draw:line>
        <draw:line draw:style-name="gr8" draw:text-style-name="P5" draw:layer="layout" svg:x1="41.384cm" svg:y1="12.209cm" svg:x2="41.384cm" svg:y2="0.474cm">
          <text:p/>
        </draw:line>
        <draw:line draw:style-name="gr8" draw:text-style-name="P5" draw:layer="layout" svg:x1="2.014cm" svg:y1="12.209cm" svg:x2="41.384cm" svg:y2="12.209cm">
          <text:p/>
        </draw:line>
        <draw:line draw:style-name="gr8" draw:text-style-name="P5" draw:layer="layout" svg:x1="2.014cm" svg:y1="0.474cm" svg:x2="41.384cm" svg:y2="0.474cm">
          <text:p/>
        </draw:line>
        <draw:frame draw:style-name="gr7" draw:text-style-name="P8" draw:layer="layout" svg:width="6.018cm" svg:height="0.704cm" draw:transform="rotate (1.5707963267949) translate (0.129cm 9.308cm)">
          <draw:text-box>
            <text:p text:style-name="P6"><text:span text:style-name="T2">Average Indirect Effect</text:span></text:p>
          </draw:text-box>
        </draw:frame>
        <draw:polygon draw:style-name="gr1" draw:text-style-name="P1" draw:layer="layout" svg:width="1.128cm" svg:height="0.395cm" svg:x="30.099cm" svg:y="1.081cm" svg:viewBox="0 0 1129 396" draw:points="0,396 1129,396 1129,0 0,0">
          <text:p/>
        </draw:polygon>
        <draw:polygon draw:style-name="gr2" draw:text-style-name="P2" draw:layer="layout" svg:width="1.129cm" svg:height="0.395cm" svg:x="30.099cm" svg:y="2.159cm" svg:viewBox="0 0 1130 396" draw:points="0,396 1130,396 1130,0 0,0">
          <text:p/>
        </draw:polygon>
        <draw:frame draw:style-name="gr6" draw:text-style-name="P10" draw:layer="layout" svg:width="2.504cm" svg:height="0.86cm" svg:x="31.55cm" svg:y="0.817cm">
          <draw:text-box>
            <text:p text:style-name="P9"><text:span text:style-name="T3">IE with </text:span></text:p>
          </draw:text-box>
        </draw:frame>
        <draw:polygon draw:style-name="gr3" draw:text-style-name="P3" draw:layer="layout" svg:width="1.129cm" svg:height="0.395cm" svg:x="30.112cm" svg:y="3.175cm" svg:viewBox="0 0 1130 396" draw:points="0,396 1130,396 1130,0 0,0">
          <text:p/>
        </draw:polygon>
        <draw:frame draw:style-name="gr6" draw:text-style-name="P10" draw:layer="layout" svg:width="2.5cm" svg:height="0.86cm" svg:x="34.873cm" svg:y="0.813cm">
          <draw:text-box>
            <text:p text:style-name="P9"><text:span text:style-name="T3">restored</text:span></text:p>
          </draw:text-box>
        </draw:frame>
        <draw:frame draw:style-name="gr9" draw:text-style-name="P12" draw:layer="layout" svg:width="0.391cm" svg:height="0.776cm" svg:x="34.04cm" svg:y="0.962cm">
          <draw:text-box>
            <text:p text:style-name="P11"><text:span text:style-name="T4">h</text:span></text:p>
          </draw:text-box>
        </draw:frame>
        <draw:frame draw:style-name="gr10" draw:text-style-name="P14" draw:layer="layout" svg:width="0.15cm" svg:height="0.53cm" svg:x="34.403cm" svg:y="1.271cm">
          <draw:text-box>
            <text:p text:style-name="P13"><text:span text:style-name="T5">i</text:span></text:p>
          </draw:text-box>
        </draw:frame>
        <draw:frame draw:style-name="gr11" draw:text-style-name="P16" draw:layer="layout" svg:width="0.159cm" svg:height="0.357cm" svg:x="34.384cm" svg:y="0.763cm">
          <draw:text-box>
            <text:p text:style-name="P15"><text:span text:style-name="T6">(</text:span></text:p>
          </draw:text-box>
        </draw:frame>
        <draw:frame draw:style-name="gr12" draw:text-style-name="P18" draw:layer="layout" svg:width="0.129cm" svg:height="0.37cm" svg:x="34.509cm" svg:y="0.763cm">
          <draw:text-box>
            <text:p text:style-name="P17"><text:span text:style-name="T7">l</text:span></text:p>
          </draw:text-box>
        </draw:frame>
        <draw:frame draw:style-name="gr13" draw:text-style-name="P20" draw:layer="layout" svg:width="0.133cm" svg:height="0.357cm" svg:x="34.614cm" svg:y="0.762cm">
          <draw:text-box>
            <text:p text:style-name="P19"><text:span text:style-name="T8">)</text:span></text:p>
          </draw:text-box>
        </draw:frame>
        <draw:frame draw:style-name="gr6" draw:text-style-name="P10" draw:layer="layout" svg:width="2.504cm" svg:height="0.86cm" svg:x="31.551cm" svg:y="1.886cm">
          <draw:text-box>
            <text:p text:style-name="P9"><text:span text:style-name="T3">IE with </text:span></text:p>
          </draw:text-box>
        </draw:frame>
        <draw:frame draw:style-name="gr6" draw:text-style-name="P10" draw:layer="layout" svg:width="2.5cm" svg:height="0.86cm" svg:x="34.874cm" svg:y="1.882cm">
          <draw:text-box>
            <text:p text:style-name="P9"><text:span text:style-name="T3">restored</text:span></text:p>
          </draw:text-box>
        </draw:frame>
        <draw:frame draw:style-name="gr9" draw:text-style-name="P12" draw:layer="layout" svg:width="0.391cm" svg:height="0.776cm" svg:x="34.041cm" svg:y="2.031cm">
          <draw:text-box>
            <text:p text:style-name="P11"><text:span text:style-name="T4">h</text:span></text:p>
          </draw:text-box>
        </draw:frame>
        <draw:frame draw:style-name="gr10" draw:text-style-name="P14" draw:layer="layout" svg:width="0.15cm" svg:height="0.53cm" svg:x="34.404cm" svg:y="2.34cm">
          <draw:text-box>
            <text:p text:style-name="P13"><text:span text:style-name="T5">i</text:span></text:p>
          </draw:text-box>
        </draw:frame>
        <draw:frame draw:style-name="gr11" draw:text-style-name="P16" draw:layer="layout" svg:width="0.159cm" svg:height="0.357cm" svg:x="34.385cm" svg:y="1.832cm">
          <draw:text-box>
            <text:p text:style-name="P15"><text:span text:style-name="T6">(</text:span></text:p>
          </draw:text-box>
        </draw:frame>
        <draw:frame draw:style-name="gr12" draw:text-style-name="P18" draw:layer="layout" svg:width="0.129cm" svg:height="0.37cm" svg:x="34.51cm" svg:y="1.832cm">
          <draw:text-box>
            <text:p text:style-name="P17"><text:span text:style-name="T7">l</text:span></text:p>
          </draw:text-box>
        </draw:frame>
        <draw:frame draw:style-name="gr13" draw:text-style-name="P20" draw:layer="layout" svg:width="0.133cm" svg:height="0.357cm" svg:x="34.615cm" svg:y="1.831cm">
          <draw:text-box>
            <text:p text:style-name="P19"><text:span text:style-name="T8">)</text:span></text:p>
          </draw:text-box>
        </draw:frame>
        <draw:frame draw:style-name="gr6" draw:text-style-name="P10" draw:layer="layout" svg:width="2.504cm" svg:height="0.86cm" svg:x="31.531cm" svg:y="2.976cm">
          <draw:text-box>
            <text:p text:style-name="P9"><text:span text:style-name="T3">IE with </text:span></text:p>
          </draw:text-box>
        </draw:frame>
        <draw:frame draw:style-name="gr6" draw:text-style-name="P10" draw:layer="layout" svg:width="2.5cm" svg:height="0.86cm" svg:x="34.854cm" svg:y="2.972cm">
          <draw:text-box>
            <text:p text:style-name="P9"><text:span text:style-name="T3">restored</text:span></text:p>
          </draw:text-box>
        </draw:frame>
        <draw:frame draw:style-name="gr9" draw:text-style-name="P12" draw:layer="layout" svg:width="0.391cm" svg:height="0.776cm" svg:x="34.021cm" svg:y="3.121cm">
          <draw:text-box>
            <text:p text:style-name="P11"><text:span text:style-name="T4">h</text:span></text:p>
          </draw:text-box>
        </draw:frame>
        <draw:frame draw:style-name="gr10" draw:text-style-name="P14" draw:layer="layout" svg:width="0.15cm" svg:height="0.53cm" svg:x="34.384cm" svg:y="3.43cm">
          <draw:text-box>
            <text:p text:style-name="P13"><text:span text:style-name="T5">i</text:span></text:p>
          </draw:text-box>
        </draw:frame>
        <draw:frame draw:style-name="gr11" draw:text-style-name="P16" draw:layer="layout" svg:width="0.159cm" svg:height="0.357cm" svg:x="34.365cm" svg:y="2.922cm">
          <draw:text-box>
            <text:p text:style-name="P15"><text:span text:style-name="T6">(</text:span></text:p>
          </draw:text-box>
        </draw:frame>
        <draw:frame draw:style-name="gr12" draw:text-style-name="P18" draw:layer="layout" svg:width="0.129cm" svg:height="0.37cm" svg:x="34.49cm" svg:y="2.922cm">
          <draw:text-box>
            <text:p text:style-name="P17"><text:span text:style-name="T7">l</text:span></text:p>
          </draw:text-box>
        </draw:frame>
        <draw:frame draw:style-name="gr13" draw:text-style-name="P20" draw:layer="layout" svg:width="0.133cm" svg:height="0.357cm" svg:x="34.595cm" svg:y="2.921cm">
          <draw:text-box>
            <text:p text:style-name="P19"><text:span text:style-name="T8">)</text:span></text:p>
          </draw:text-box>
        </draw:frame>
        <draw:frame draw:style-name="gr9" draw:text-style-name="P12" draw:layer="layout" svg:width="0.391cm" svg:height="0.776cm" svg:x="37.722cm" svg:y="3.09cm">
          <draw:text-box>
            <text:p text:style-name="P11"><text:span text:style-name="T4">g</text:span></text:p>
          </draw:text-box>
        </draw:frame>
        <draw:frame draw:style-name="gr10" draw:text-style-name="P14" draw:layer="layout" svg:width="0.15cm" svg:height="0.53cm" svg:x="38.077cm" svg:y="3.534cm">
          <draw:text-box>
            <text:p text:style-name="P13"><text:span text:style-name="T5">i</text:span></text:p>
          </draw:text-box>
        </draw:frame>
        <draw:frame draw:style-name="gr11" draw:text-style-name="P16" draw:layer="layout" svg:width="0.159cm" svg:height="0.357cm" svg:x="38.066cm" svg:y="2.891cm">
          <draw:text-box>
            <text:p text:style-name="P15"><text:span text:style-name="T6">(</text:span></text:p>
          </draw:text-box>
        </draw:frame>
        <draw:frame draw:style-name="gr12" draw:text-style-name="P18" draw:layer="layout" svg:width="0.129cm" svg:height="0.37cm" svg:x="38.191cm" svg:y="2.891cm">
          <draw:text-box>
            <text:p text:style-name="P17"><text:span text:style-name="T7">l</text:span></text:p>
          </draw:text-box>
        </draw:frame>
        <draw:frame draw:style-name="gr13" draw:text-style-name="P20" draw:layer="layout" svg:width="0.133cm" svg:height="0.357cm" svg:x="38.296cm" svg:y="2.89cm">
          <draw:text-box>
            <text:p text:style-name="P19"><text:span text:style-name="T8">)</text:span></text:p>
          </draw:text-box>
        </draw:frame>
        <draw:frame draw:style-name="gr6" draw:text-style-name="P10" draw:layer="layout" svg:width="2.462cm" svg:height="0.86cm" svg:x="38.554cm" svg:y="2.972cm">
          <draw:text-box>
            <text:p text:style-name="P9"><text:span text:style-name="T3">blocked</text:span></text:p>
          </draw:text-box>
        </draw:frame>
        <draw:frame draw:style-name="gr11" draw:text-style-name="P22" draw:layer="layout" svg:width="0.277cm" svg:height="0.738cm" svg:x="37.542cm" svg:y="3.175cm">
          <draw:text-box>
            <text:p text:style-name="P21"><text:span text:style-name="T9">(</text:span></text:p>
          </draw:text-box>
        </draw:frame>
        <draw:frame draw:style-name="gr11" draw:text-style-name="P22" draw:layer="layout" svg:width="0.277cm" svg:height="0.738cm" svg:x="40.971cm" svg:y="3.199cm">
          <draw:text-box>
            <text:p text:style-name="P21"><text:span text:style-name="T9">)</text:span></text:p>
          </draw:text-box>
        </draw:frame>
        <draw:frame draw:style-name="gr9" draw:text-style-name="P12" draw:layer="layout" svg:width="0.303cm" svg:height="0.776cm" svg:x="37.722cm" svg:y="1.967cm">
          <draw:text-box>
            <text:p text:style-name="P11"><text:span text:style-name="T4">s</text:span></text:p>
          </draw:text-box>
        </draw:frame>
        <draw:frame draw:style-name="gr10" draw:text-style-name="P14" draw:layer="layout" svg:width="0.15cm" svg:height="0.53cm" svg:x="38.085cm" svg:y="2.276cm">
          <draw:text-box>
            <text:p text:style-name="P13"><text:span text:style-name="T5">i</text:span></text:p>
          </draw:text-box>
        </draw:frame>
        <draw:frame draw:style-name="gr11" draw:text-style-name="P16" draw:layer="layout" svg:width="0.159cm" svg:height="0.357cm" svg:x="38.066cm" svg:y="1.768cm">
          <draw:text-box>
            <text:p text:style-name="P15"><text:span text:style-name="T6">(</text:span></text:p>
          </draw:text-box>
        </draw:frame>
        <draw:frame draw:style-name="gr12" draw:text-style-name="P18" draw:layer="layout" svg:width="0.129cm" svg:height="0.37cm" svg:x="38.191cm" svg:y="1.768cm">
          <draw:text-box>
            <text:p text:style-name="P17"><text:span text:style-name="T7">l</text:span></text:p>
          </draw:text-box>
        </draw:frame>
        <draw:frame draw:style-name="gr13" draw:text-style-name="P20" draw:layer="layout" svg:width="0.133cm" svg:height="0.357cm" svg:x="38.296cm" svg:y="1.767cm">
          <draw:text-box>
            <text:p text:style-name="P19"><text:span text:style-name="T8">)</text:span></text:p>
          </draw:text-box>
        </draw:frame>
        <draw:frame draw:style-name="gr6" draw:text-style-name="P10" draw:layer="layout" svg:width="2.462cm" svg:height="0.86cm" svg:x="38.554cm" svg:y="1.849cm">
          <draw:text-box>
            <text:p text:style-name="P9"><text:span text:style-name="T3">blocked</text:span></text:p>
          </draw:text-box>
        </draw:frame>
        <draw:frame draw:style-name="gr11" draw:text-style-name="P22" draw:layer="layout" svg:width="0.277cm" svg:height="0.738cm" svg:x="37.542cm" svg:y="2.052cm">
          <draw:text-box>
            <text:p text:style-name="P21"><text:span text:style-name="T9">(</text:span></text:p>
          </draw:text-box>
        </draw:frame>
        <draw:frame draw:style-name="gr11" draw:text-style-name="P22" draw:layer="layout" svg:width="0.277cm" svg:height="0.738cm" svg:x="40.971cm" svg:y="2.076cm">
          <draw:text-box>
            <text:p text:style-name="P21"><text:span text:style-name="T9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" svg:font-family="NimbusRoman"/>
    <style:font-face style:name="OpenSymbol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41.638cm" fo:page-height="14.2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26T12:34:43.873534785</dc:date>
    <meta:editing-duration>PT3M17S</meta:editing-duration>
    <meta:editing-cycles>1</meta:editing-cycles>
    <meta:document-statistic meta:object-count="399"/>
    <meta:generator>LibreOffice/6.4.7.2$Linux_X86_64 LibreOffice_project/40$Build-2</meta:generator>
  </office:meta>
</office:document-meta>
</file>